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Times New Roman" svg:font-family="'Times New Roman', stixgeneral, 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center" style:justify-single-word="false" style:page-number="auto" fo:background-color="transparent" style:shadow="none">
        <style:background-image/>
      </style:paragraph-properties>
      <style:text-properties style:font-name="Open Sans1" fo:font-size="16pt" fo:font-weight="bold" officeooo:rsid="001e78fc" officeooo:paragraph-rsid="001e78fc" style:font-size-asian="16pt" style:font-weight-asian="bold" style:font-size-complex="16pt" style:font-weight-complex="bold"/>
    </style:style>
    <style:style style:name="P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4bae6d" officeooo:paragraph-rsid="006ac394" style:font-size-asian="8.75pt" style:font-weight-asian="normal" style:font-size-complex="10pt" style:font-weight-complex="normal"/>
    </style:style>
    <style:style style:name="P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6ec3f9" officeooo:paragraph-rsid="006fe1df" style:font-size-asian="8.75pt" style:font-weight-asian="normal" style:font-size-complex="10pt" style:font-weight-complex="normal"/>
    </style:style>
    <style:style style:name="P4" style:family="paragraph" style:parent-style-name="Standard">
      <style:paragraph-properties fo:text-align="start" style:justify-single-word="false" fo:background-color="transparent" style:shadow="none">
        <style:background-image/>
      </style:paragraph-properties>
      <style:text-properties officeooo:rsid="004d937c" officeooo:paragraph-rsid="004d937c"/>
    </style:style>
    <style:style style:name="P5"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4ee7ec" officeooo:paragraph-rsid="0060210b" style:font-size-asian="9.60000038146973pt" style:font-weight-asian="bold" style:font-size-complex="11pt" style:font-weight-complex="bold"/>
    </style:style>
    <style:style style:name="P6"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3dd61" officeooo:paragraph-rsid="0083dd61" style:font-size-asian="8.75pt" style:font-weight-asian="normal" style:font-size-complex="10pt" style:font-weight-complex="normal"/>
    </style:style>
    <style:style style:name="P7" style:family="paragraph" style:parent-style-name="Standard" style:master-page-name="">
      <style:paragraph-properties fo:text-align="center" style:justify-single-word="false" style:page-number="auto" fo:background-color="transparent" style:shadow="none">
        <style:background-image/>
      </style:paragraph-properties>
      <style:text-properties style:font-name="Open Sans1" fo:font-size="16pt" fo:font-weight="bold" officeooo:rsid="001e78fc" officeooo:paragraph-rsid="001e78fc" style:font-size-asian="16pt" style:font-weight-asian="bold" style:font-size-complex="16pt" style:font-weight-complex="bold"/>
    </style:style>
    <style:style style:name="P8"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4bae6d" officeooo:paragraph-rsid="006ac394" style:font-size-asian="8.75pt" style:font-weight-asian="normal" style:font-size-complex="10pt" style:font-weight-complex="normal"/>
    </style:style>
    <style:style style:name="P9"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4bae6d" officeooo:paragraph-rsid="004d937c" style:font-size-asian="8.75pt" style:font-weight-asian="normal" style:font-size-complex="10pt" style:font-weight-complex="normal"/>
    </style:style>
    <style:style style:name="P10"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6ec3f9" officeooo:paragraph-rsid="006fe1df" style:font-size-asian="8.75pt" style:font-weight-asian="normal" style:font-size-complex="10pt" style:font-weight-complex="normal"/>
    </style:style>
    <style:style style:name="P1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3dd61" officeooo:paragraph-rsid="0083dd61" style:font-size-asian="8.75pt" style:font-weight-asian="normal" style:font-size-complex="10pt" style:font-weight-complex="normal"/>
    </style:style>
    <style:style style:name="P12" style:family="paragraph" style:parent-style-name="Standard">
      <style:paragraph-properties fo:text-align="justify" style:justify-single-word="false" fo:background-color="transparent" style:shadow="none">
        <style:background-image/>
      </style:paragraph-properties>
      <style:text-properties style:text-position="0% 100%" style:font-name="Open Sans1" fo:font-size="10pt" fo:font-weight="normal" officeooo:rsid="00237a27" officeooo:paragraph-rsid="00237a27" style:font-size-asian="8.75pt" style:font-weight-asian="normal" style:font-size-complex="10pt" style:font-weight-complex="normal"/>
    </style:style>
    <style:style style:name="P1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2bbc1c" officeooo:paragraph-rsid="002db95d" style:font-size-asian="8.75pt" style:font-weight-asian="normal" style:font-size-complex="10pt" style:font-weight-complex="normal"/>
    </style:style>
    <style:style style:name="P14"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30d937" officeooo:paragraph-rsid="0030d937" style:font-size-asian="8.75pt" style:font-weight-asian="normal" style:font-size-complex="10pt" style:font-weight-complex="normal"/>
    </style:style>
    <style:style style:name="P15"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33caca" officeooo:paragraph-rsid="0033caca" style:font-size-asian="8.75pt" style:font-weight-asian="normal" style:font-size-complex="10pt" style:font-weight-complex="normal"/>
    </style:style>
    <style:style style:name="P16"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3a99ef" officeooo:paragraph-rsid="003a99ef" style:font-size-asian="8.75pt" style:font-weight-asian="normal" style:font-size-complex="10pt" style:font-weight-complex="normal"/>
    </style:style>
    <style:style style:name="P17"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326df5" officeooo:paragraph-rsid="00326df5" style:font-size-asian="8.75pt" style:font-weight-asian="normal" style:font-size-complex="10pt" style:font-weight-complex="normal"/>
    </style:style>
    <style:style style:name="P18"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436c72" officeooo:paragraph-rsid="003f5600" style:font-size-asian="8.75pt" style:font-weight-asian="normal" style:font-size-complex="10pt" style:font-weight-complex="normal"/>
    </style:style>
    <style:style style:name="P19"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76c891" officeooo:paragraph-rsid="0076c891" style:font-size-asian="8.75pt" style:font-weight-asian="normal" style:font-size-complex="10pt" style:font-weight-complex="normal"/>
    </style:style>
    <style:style style:name="P20"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7adff1" officeooo:paragraph-rsid="0060210b" style:font-size-asian="8.75pt" style:font-weight-asian="normal" style:font-size-complex="10pt" style:font-weight-complex="normal"/>
    </style:style>
    <style:style style:name="P2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7c9e29" officeooo:paragraph-rsid="007c9e29" style:font-size-asian="8.75pt" style:font-weight-asian="normal" style:font-size-complex="10pt" style:font-weight-complex="normal"/>
    </style:style>
    <style:style style:name="P2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7638d6" officeooo:paragraph-rsid="0060210b" style:font-size-asian="8.75pt" style:font-weight-asian="normal" style:font-size-complex="10pt" style:font-weight-complex="normal"/>
    </style:style>
    <style:style style:name="P2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838aa" officeooo:paragraph-rsid="008838aa" style:font-size-asian="8.75pt" style:font-weight-asian="normal" style:font-size-complex="10pt" style:font-weight-complex="normal"/>
    </style:style>
    <style:style style:name="P24"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d19ab" officeooo:paragraph-rsid="008ffc90" style:font-size-asian="8.75pt" style:font-weight-asian="normal" style:font-size-complex="10pt" style:font-weight-complex="normal"/>
    </style:style>
    <style:style style:name="P25"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9410cd" officeooo:paragraph-rsid="009410cd" style:font-size-asian="8.75pt" style:font-weight-asian="normal" style:font-size-complex="10pt" style:font-weight-complex="normal"/>
    </style:style>
    <style:style style:name="P26"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8e863" officeooo:paragraph-rsid="002059bd" style:font-size-asian="8.75pt" style:font-weight-asian="normal" style:font-size-complex="10pt" style:font-weight-complex="normal"/>
    </style:style>
    <style:style style:name="P27" style:family="paragraph" style:parent-style-name="Standard">
      <style:paragraph-properties fo:text-align="center" style:justify-single-word="false" fo:background-color="transparent" style:shadow="none">
        <style:background-image/>
      </style:paragraph-properties>
      <style:text-properties style:text-position="0% 100%" style:font-name="Open Sans1" fo:font-size="10pt" fo:font-weight="normal" officeooo:rsid="00204467" officeooo:paragraph-rsid="00204467" style:font-size-asian="10pt" style:font-weight-asian="normal" style:font-size-complex="10pt" style:font-weight-complex="normal"/>
    </style:style>
    <style:style style:name="P28"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bold" officeooo:rsid="003f5600" officeooo:paragraph-rsid="003f5600" style:font-size-asian="8.75pt" style:font-weight-asian="bold" style:font-size-complex="10pt" style:font-weight-complex="bold"/>
    </style:style>
    <style:style style:name="P29"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bold" officeooo:rsid="0048c2cb" officeooo:paragraph-rsid="0048c2cb" style:font-size-asian="8.75pt" style:font-weight-asian="bold" style:font-size-complex="10pt" style:font-weight-complex="bold"/>
    </style:style>
    <style:style style:name="P30"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bold" officeooo:rsid="004bae6d" officeooo:paragraph-rsid="004bae6d" style:font-size-asian="8.75pt" style:font-weight-asian="bold" style:font-size-complex="10pt" style:font-weight-complex="bold"/>
    </style:style>
    <style:style style:name="P3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bold" officeooo:rsid="00436c72" officeooo:paragraph-rsid="0066777a" style:font-size-asian="8.75pt" style:font-weight-asian="bold" style:font-size-complex="10pt" style:font-weight-complex="bold"/>
    </style:style>
    <style:style style:name="P3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style:text-underline-style="none" fo:font-weight="normal" officeooo:rsid="0078feb8" officeooo:paragraph-rsid="0081f8b5" style:font-size-asian="8.75pt" style:font-weight-asian="normal" style:font-size-complex="10pt" style:font-weight-complex="normal"/>
    </style:style>
    <style:style style:name="P3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4ee7ec" officeooo:paragraph-rsid="004ee7ec" style:font-size-asian="9.60000038146973pt" style:font-weight-asian="bold" style:font-size-complex="11pt" style:font-weight-complex="bold"/>
    </style:style>
    <style:style style:name="P34" style:family="paragraph" style:parent-style-name="Standard">
      <style:paragraph-properties fo:text-align="center" style:justify-single-word="false" fo:background-color="transparent" style:shadow="none">
        <style:background-image/>
      </style:paragraph-properties>
      <style:text-properties style:text-position="0% 100%" style:font-name="Open Sans1" fo:font-size="11pt" fo:font-weight="bold" officeooo:rsid="004ee7ec" officeooo:paragraph-rsid="004ee7ec" style:font-size-asian="9.60000038146973pt" style:font-weight-asian="bold" style:font-size-complex="11pt" style:font-weight-complex="bold"/>
    </style:style>
    <style:style style:name="P35" style:family="paragraph" style:parent-style-name="Standard">
      <style:paragraph-properties fo:text-align="center" style:justify-single-word="false" fo:background-color="transparent" style:shadow="none">
        <style:background-image/>
      </style:paragraph-properties>
      <style:text-properties style:text-position="0% 100%" style:font-name="Open Sans1" fo:font-size="11pt" fo:font-weight="bold" officeooo:rsid="00204467" officeooo:paragraph-rsid="00204467" style:font-size-asian="9.60000038146973pt" style:font-weight-asian="bold" style:font-size-complex="11pt" style:font-weight-complex="bold"/>
    </style:style>
    <style:style style:name="P36" style:family="paragraph" style:parent-style-name="Standard">
      <style:paragraph-properties fo:text-align="center" style:justify-single-word="false" fo:background-color="transparent" style:shadow="none">
        <style:background-image/>
      </style:paragraph-properties>
      <style:text-properties style:text-position="0% 100%" style:font-name="Open Sans1" fo:font-size="11pt" fo:font-weight="bold" officeooo:rsid="002059bd" officeooo:paragraph-rsid="002059bd" style:font-size-asian="9.60000038146973pt" style:font-weight-asian="bold" style:font-size-complex="11pt" style:font-weight-complex="bold"/>
    </style:style>
    <style:style style:name="P37"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2a551c" officeooo:paragraph-rsid="002a551c" style:font-size-asian="9.60000038146973pt" style:font-weight-asian="bold" style:font-size-complex="11pt" style:font-weight-complex="bold"/>
    </style:style>
    <style:style style:name="P38"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2bbc1c" officeooo:paragraph-rsid="002bbc1c" style:font-size-asian="9.60000038146973pt" style:font-weight-asian="bold" style:font-size-complex="11pt" style:font-weight-complex="bold"/>
    </style:style>
    <style:style style:name="P39"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396c6f" officeooo:paragraph-rsid="00396c6f" style:font-size-asian="9.60000038146973pt" style:font-weight-asian="bold" style:font-size-complex="11pt" style:font-weight-complex="bold"/>
    </style:style>
    <style:style style:name="P40"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4bae6d" officeooo:paragraph-rsid="004bae6d" style:font-size-asian="9.60000038146973pt" style:font-weight-asian="bold" style:font-size-complex="11pt" style:font-weight-complex="bold"/>
    </style:style>
    <style:style style:name="P4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4d937c" officeooo:paragraph-rsid="004d937c" style:font-size-asian="9.60000038146973pt" style:font-weight-asian="bold" style:font-size-complex="11pt" style:font-weight-complex="bold"/>
    </style:style>
    <style:style style:name="P4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7c9e29" officeooo:paragraph-rsid="007c9e29" style:font-size-asian="9.60000038146973pt" style:font-weight-asian="bold" style:font-size-complex="11pt" style:font-weight-complex="bold"/>
    </style:style>
    <style:style style:name="P4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style="normal" fo:font-weight="bold" officeooo:rsid="0033caca" officeooo:paragraph-rsid="0033caca"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style:text-underline-style="none" fo:font-weight="bold" officeooo:rsid="0081f8b5" officeooo:paragraph-rsid="0081f8b5" style:font-size-asian="9.60000038146973pt" style:font-weight-asian="bold" style:font-size-complex="11pt" style:font-weight-complex="bold"/>
    </style:style>
    <style:style style:name="P45" style:family="paragraph" style:parent-style-name="Standard">
      <style:paragraph-properties fo:text-align="center" style:justify-single-word="false" fo:background-color="transparent" style:shadow="none">
        <style:background-image/>
      </style:paragraph-properties>
      <style:text-properties style:font-name="Open Sans1" fo:font-size="12pt" fo:font-weight="normal" officeooo:rsid="001e78fc" officeooo:paragraph-rsid="001e78fc" style:font-size-asian="10.5pt" style:font-weight-asian="normal" style:font-size-complex="12pt" style:font-weight-complex="normal"/>
    </style:style>
    <style:style style:name="P46" style:family="paragraph" style:parent-style-name="Standard">
      <style:paragraph-properties fo:text-align="center" style:justify-single-word="false" fo:background-color="transparent" style:shadow="none">
        <style:background-image/>
      </style:paragraph-properties>
      <style:text-properties style:font-name="Open Sans1" fo:font-size="12pt" fo:font-weight="normal" officeooo:rsid="001e78fc" officeooo:paragraph-rsid="00204467" style:font-size-asian="10.5pt" style:font-weight-asian="normal" style:font-size-complex="12pt" style:font-weight-complex="normal"/>
    </style:style>
    <style:style style:name="P47" style:family="paragraph" style:parent-style-name="Standard">
      <style:paragraph-properties fo:line-height="100%" fo:text-align="center" style:justify-single-word="false" fo:background-color="transparent" style:shadow="none">
        <style:background-image/>
      </style:paragraph-properties>
      <style:text-properties style:font-name="Open Sans1" fo:font-size="12pt" fo:font-weight="normal" officeooo:rsid="001e78fc" officeooo:paragraph-rsid="002059bd" style:font-size-asian="10.5pt" style:font-weight-asian="normal" style:font-size-complex="12pt" style:font-weight-complex="normal"/>
    </style:style>
    <style:style style:name="P48" style:family="paragraph" style:parent-style-name="Standard">
      <style:paragraph-properties fo:line-height="100%" fo:text-align="center" style:justify-single-word="false" fo:background-color="transparent" style:shadow="none">
        <style:background-image/>
      </style:paragraph-properties>
      <style:text-properties style:font-name="Open Sans1" fo:font-size="10pt" fo:font-weight="normal" officeooo:rsid="002059bd" officeooo:paragraph-rsid="002059bd" style:font-size-asian="8.75pt" style:font-weight-asian="normal" style:font-size-complex="10pt" style:font-weight-complex="normal"/>
    </style:style>
    <style:style style:name="P49" style:family="paragraph" style:parent-style-name="Standard">
      <style:paragraph-properties fo:text-align="start" style:justify-single-word="false" fo:background-color="transparent" style:shadow="none">
        <style:background-image/>
      </style:paragraph-properties>
      <style:text-properties style:font-name="Open Sans1" fo:font-size="10pt" fo:font-weight="normal" officeooo:paragraph-rsid="009a1793"/>
    </style:style>
    <style:style style:name="P50" style:family="paragraph" style:parent-style-name="Standard">
      <style:paragraph-properties fo:text-align="start" style:justify-single-word="false" fo:background-color="transparent" style:shadow="none">
        <style:background-image/>
      </style:paragraph-properties>
      <style:text-properties style:font-name="Open Sans1" fo:font-size="10pt" officeooo:paragraph-rsid="00573317"/>
    </style:style>
    <style:style style:name="P51" style:family="paragraph" style:parent-style-name="Standard">
      <style:paragraph-properties fo:text-align="start" style:justify-single-word="false" fo:background-color="transparent" style:shadow="none">
        <style:background-image/>
      </style:paragraph-properties>
      <style:text-properties style:font-name="Open Sans1" fo:font-size="10pt" fo:font-style="normal" officeooo:rsid="006d8647" officeooo:paragraph-rsid="006d8647" style:font-size-asian="10pt" style:font-style-asian="normal" style:font-size-complex="10pt" style:font-style-complex="normal"/>
    </style:style>
    <style:style style:name="P52" style:family="paragraph" style:parent-style-name="Standard">
      <style:paragraph-properties fo:text-align="start" style:justify-single-word="false" fo:background-color="transparent" style:shadow="none">
        <style:background-image/>
      </style:paragraph-properties>
      <style:text-properties style:font-name="Open Sans1" fo:font-size="8pt" officeooo:paragraph-rsid="0069bd91" style:font-size-asian="8pt" style:font-size-complex="8pt"/>
    </style:style>
    <style:style style:name="P53" style:family="paragraph" style:parent-style-name="Standard">
      <style:paragraph-properties fo:text-align="start" style:justify-single-word="false" fo:background-color="transparent" style:shadow="none">
        <style:background-image/>
      </style:paragraph-properties>
      <style:text-properties style:font-name="Open Sans1" fo:font-size="8pt" officeooo:paragraph-rsid="006a161b" style:font-size-asian="8pt" style:font-size-complex="8pt"/>
    </style:style>
    <style:style style:name="P54" style:family="paragraph" style:parent-style-name="Standard">
      <style:paragraph-properties fo:text-align="start" style:justify-single-word="false" fo:background-color="transparent" style:shadow="none">
        <style:background-image/>
      </style:paragraph-properties>
      <style:text-properties style:font-name="Open Sans1" fo:font-size="8pt" fo:font-weight="normal" officeooo:rsid="001e78fc" officeooo:paragraph-rsid="00204467" style:font-size-asian="8pt" style:font-weight-asian="normal" style:font-size-complex="8pt" style:font-weight-complex="normal"/>
    </style:style>
    <style:style style:name="P55" style:family="paragraph" style:parent-style-name="Standard">
      <style:paragraph-properties fo:text-align="start" style:justify-single-word="false" fo:background-color="transparent" style:shadow="none">
        <style:background-image/>
      </style:paragraph-properties>
      <style:text-properties officeooo:paragraph-rsid="00544185"/>
    </style:style>
    <style:style style:name="P56" style:family="paragraph" style:parent-style-name="Standard">
      <style:paragraph-properties fo:text-align="start" style:justify-single-word="false" fo:background-color="transparent" style:shadow="none">
        <style:background-image/>
      </style:paragraph-properties>
      <style:text-properties officeooo:paragraph-rsid="006ac394"/>
    </style:style>
    <style:style style:name="P57" style:family="paragraph" style:parent-style-name="Standard">
      <style:paragraph-properties fo:text-align="start" style:justify-single-word="false" fo:background-color="transparent" style:shadow="none">
        <style:background-image/>
      </style:paragraph-properties>
      <style:text-properties officeooo:paragraph-rsid="009ad3fd"/>
    </style:style>
    <style:style style:name="P58" style:family="paragraph" style:parent-style-name="Standard">
      <style:paragraph-properties fo:text-align="start" style:justify-single-word="false" fo:background-color="transparent" style:shadow="none">
        <style:background-image/>
      </style:paragraph-properties>
      <style:text-properties officeooo:rsid="006d8647" officeooo:paragraph-rsid="006d8647"/>
    </style:style>
    <style:style style:name="P59" style:family="paragraph" style:parent-style-name="Standard">
      <style:paragraph-properties fo:text-align="start" style:justify-single-word="false" fo:background-color="transparent" style:shadow="none">
        <style:background-image/>
      </style:paragraph-properties>
      <style:text-properties officeooo:rsid="0077f707" officeooo:paragraph-rsid="0077f707"/>
    </style:style>
    <style:style style:name="P60" style:family="paragraph" style:parent-style-name="Standard" style:master-page-name="">
      <style:paragraph-properties fo:text-align="center" style:justify-single-word="false" style:page-number="auto" fo:background-color="transparent" style:shadow="none">
        <style:background-image/>
      </style:paragraph-properties>
      <style:text-properties style:font-name="Open Sans1" fo:font-size="16pt" fo:font-weight="bold" officeooo:rsid="001e78fc" officeooo:paragraph-rsid="001e78fc" style:font-size-asian="16pt" style:font-weight-asian="bold" style:font-size-complex="16pt" style:font-weight-complex="bold"/>
    </style:style>
    <style:style style:name="P6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4bae6d" officeooo:paragraph-rsid="006ac394" style:font-size-asian="8.75pt" style:font-weight-asian="normal" style:font-size-complex="10pt" style:font-weight-complex="normal"/>
    </style:style>
    <style:style style:name="P6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6ec3f9" officeooo:paragraph-rsid="006fe1df" style:font-size-asian="8.75pt" style:font-weight-asian="normal" style:font-size-complex="10pt" style:font-weight-complex="normal"/>
    </style:style>
    <style:style style:name="P6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83dd61" officeooo:paragraph-rsid="0083dd61" style:font-size-asian="8.75pt" style:font-weight-asian="normal" style:font-size-complex="10pt" style:font-weight-complex="normal"/>
    </style:style>
    <style:style style:name="P64"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weight="normal" officeooo:rsid="00951f10" officeooo:paragraph-rsid="00951f10" style:font-size-asian="8.75pt" style:font-weight-asian="normal" style:font-size-complex="10pt" style:font-weight-complex="normal"/>
    </style:style>
    <style:style style:name="P65"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style:text-underline-style="none" fo:font-weight="normal" officeooo:rsid="00804aa3" officeooo:paragraph-rsid="0081f8b5" style:font-size-asian="8.75pt" style:font-weight-asian="normal" style:font-size-complex="10pt" style:font-weight-complex="normal"/>
    </style:style>
    <style:style style:name="P66"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style:text-underline-style="solid" style:text-underline-type="double" style:text-underline-width="auto" style:text-underline-color="font-color" fo:font-weight="normal" officeooo:rsid="00804aa3" officeooo:paragraph-rsid="0081f8b5" style:font-size-asian="8.75pt" style:font-weight-asian="normal" style:font-size-complex="10pt" style:font-weight-complex="normal"/>
    </style:style>
    <style:style style:name="P67"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style="normal" fo:font-weight="normal" officeooo:rsid="009407b8" officeooo:paragraph-rsid="008ffc90"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0pt" fo:font-style="normal" fo:font-weight="normal" officeooo:rsid="00951f10" officeooo:paragraph-rsid="009410cd"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4ee7ec" officeooo:paragraph-rsid="0060210b" style:font-size-asian="9.60000038146973pt" style:font-weight-asian="bold" style:font-size-complex="11pt" style:font-weight-complex="bold"/>
    </style:style>
    <style:style style:name="P70" style:family="paragraph" style:parent-style-name="Standard">
      <style:paragraph-properties fo:text-align="center" style:justify-single-word="false" fo:background-color="transparent" style:shadow="none">
        <style:background-image/>
      </style:paragraph-properties>
      <style:text-properties style:text-position="0% 100%" style:font-name="Open Sans1" fo:font-size="11pt" fo:font-weight="bold" officeooo:rsid="002059bd" officeooo:paragraph-rsid="009ad3fd" style:font-size-asian="9.60000038146973pt" style:font-weight-asian="bold" style:font-size-complex="11pt" style:font-weight-complex="bold"/>
    </style:style>
    <style:style style:name="P71"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9d01a5" officeooo:paragraph-rsid="009d01a5" style:font-size-asian="9.60000038146973pt" style:font-weight-asian="bold" style:font-size-complex="11pt" style:font-weight-complex="bold"/>
    </style:style>
    <style:style style:name="P72"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a0c946" officeooo:paragraph-rsid="00a0c946" style:font-size-asian="9.60000038146973pt" style:font-weight-asian="bold" style:font-size-complex="11pt" style:font-weight-complex="bold"/>
    </style:style>
    <style:style style:name="P73"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a94f5e" officeooo:paragraph-rsid="00ac77a0" style:font-size-asian="9.60000038146973pt" style:font-weight-asian="bold" style:font-size-complex="11pt" style:font-weight-complex="bold"/>
    </style:style>
    <style:style style:name="P74"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ac77a0" officeooo:paragraph-rsid="00af31df" style:font-size-asian="9.60000038146973pt" style:font-weight-asian="bold" style:font-size-complex="11pt" style:font-weight-complex="bold"/>
    </style:style>
    <style:style style:name="P75" style:family="paragraph" style:parent-style-name="Standard">
      <style:paragraph-properties fo:text-align="start" style:justify-single-word="false" fo:background-color="transparent" style:shadow="none">
        <style:background-image/>
      </style:paragraph-properties>
      <style:text-properties style:text-position="0% 100%" style:font-name="Open Sans1" fo:font-size="11pt" fo:font-weight="bold" officeooo:rsid="00bb3c34" officeooo:paragraph-rsid="00bb3c34" style:font-size-asian="9.60000038146973pt" style:font-weight-asian="bold" style:font-size-complex="11pt" style:font-weight-complex="bold"/>
    </style:style>
    <style:style style:name="P76" style:family="paragraph" style:parent-style-name="Standard">
      <style:paragraph-properties fo:text-align="start" style:justify-single-word="false" fo:background-color="transparent" style:shadow="none">
        <style:background-image/>
      </style:paragraph-properties>
      <style:text-properties officeooo:rsid="004d937c" officeooo:paragraph-rsid="004d937c"/>
    </style:style>
    <style:style style:name="P77" style:family="paragraph" style:parent-style-name="Standard">
      <style:paragraph-properties fo:text-align="start" style:justify-single-word="false" fo:background-color="transparent" style:shadow="none">
        <style:background-image/>
      </style:paragraph-properties>
      <style:text-properties officeooo:paragraph-rsid="00c02998"/>
    </style:style>
    <style:style style:name="P78" style:family="paragraph" style:parent-style-name="Standard">
      <style:paragraph-properties fo:text-align="start" style:justify-single-word="false" fo:background-color="transparent" style:shadow="none">
        <style:background-image/>
      </style:paragraph-properties>
      <style:text-properties style:font-name="Open Sans1" fo:font-size="8pt" officeooo:paragraph-rsid="006a161b" style:font-size-asian="8pt" style:font-size-complex="8pt"/>
    </style:style>
    <style:style style:name="P79" style:family="paragraph" style:parent-style-name="Standard">
      <style:paragraph-properties fo:text-align="start" style:justify-single-word="false" fo:background-color="transparent" style:shadow="none">
        <style:background-image/>
      </style:paragraph-properties>
      <style:text-properties style:font-name="Open Sans1" fo:font-size="8pt" officeooo:rsid="00c02998" officeooo:paragraph-rsid="00c02998" style:font-size-asian="8pt" style:font-size-complex="8pt"/>
    </style:style>
    <style:style style:name="P80" style:family="paragraph" style:parent-style-name="Standard">
      <style:paragraph-properties fo:text-align="start" style:justify-single-word="false" fo:background-color="transparent" style:shadow="none">
        <style:background-image/>
      </style:paragraph-properties>
      <style:text-properties style:font-name="Open Sans1" fo:font-size="8pt" officeooo:rsid="00c1f48b" officeooo:paragraph-rsid="00c1f48b" style:font-size-asian="8pt" style:font-size-complex="8pt"/>
    </style:style>
    <style:style style:name="P81" style:family="paragraph" style:parent-style-name="Standard">
      <style:paragraph-properties fo:text-align="start" style:justify-single-word="false" fo:background-color="transparent" style:shadow="none">
        <style:background-image/>
      </style:paragraph-properties>
      <style:text-properties style:font-name="Open Sans1" fo:font-size="8pt" officeooo:rsid="00c828f9" officeooo:paragraph-rsid="00c828f9" style:font-size-asian="8pt" style:font-size-complex="8pt"/>
    </style:style>
    <style:style style:name="P82" style:family="paragraph" style:parent-style-name="Standard">
      <style:paragraph-properties fo:text-align="start" style:justify-single-word="false" fo:background-color="transparent" style:shadow="none">
        <style:background-image/>
      </style:paragraph-properties>
      <style:text-properties style:font-name="Open Sans1" fo:font-size="8pt" officeooo:paragraph-rsid="00c828f9" style:font-size-asian="8pt" style:font-size-complex="8pt"/>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4e573"/>
    </style:style>
    <style:style style:name="T2" style:family="text">
      <style:text-properties officeooo:rsid="004d937c"/>
    </style:style>
    <style:style style:name="T3" style:family="text">
      <style:text-properties style:font-name="Open Sans" officeooo:rsid="00718619"/>
    </style:style>
    <style:style style:name="T4" style:family="text">
      <style:text-properties style:text-position="0% 100%" style:font-name="Open Sans1" fo:font-size="11pt" fo:font-weight="bold" officeooo:rsid="004ee7ec" style:font-size-asian="9.60000038146973pt" style:font-weight-asian="bold" style:font-size-complex="11pt" style:font-weight-complex="bold"/>
    </style:style>
    <style:style style:name="T5" style:family="text">
      <style:text-properties fo:font-size="10pt" fo:font-weight="normal" officeooo:rsid="0078feb8" style:font-size-asian="8.75pt" style:font-weight-asian="normal" style:font-size-complex="10pt" style:font-weight-complex="normal"/>
    </style:style>
    <style:style style:name="T6" style:family="text">
      <style:text-properties officeooo:rsid="0074e573"/>
    </style:style>
    <style:style style:name="T7" style:family="text">
      <style:text-properties officeooo:rsid="004d937c"/>
    </style:style>
    <style:style style:name="T8" style:family="text">
      <style:text-properties style:font-name="Open Sans" officeooo:rsid="00718619"/>
    </style:style>
    <style:style style:name="T9" style:family="text">
      <style:text-properties style:font-name="Open Sans" officeooo:rsid="0024790b"/>
    </style:style>
    <style:style style:name="T10" style:family="text">
      <style:text-properties style:font-name="Open Sans" officeooo:rsid="004d4779"/>
    </style:style>
    <style:style style:name="T11" style:family="text">
      <style:text-properties style:font-name="Open Sans" fo:font-weight="normal" officeooo:rsid="004d4779" style:font-weight-asian="normal" style:font-weight-complex="normal"/>
    </style:style>
    <style:style style:name="T12" style:family="text">
      <style:text-properties style:font-name="Open Sans" officeooo:rsid="006fe1df"/>
    </style:style>
    <style:style style:name="T13" style:family="text">
      <style:text-properties style:font-name="Open Sans" officeooo:rsid="007183c4"/>
    </style:style>
    <style:style style:name="T14" style:family="text">
      <style:text-properties style:font-name="Open Sans" officeooo:rsid="00725e00"/>
    </style:style>
    <style:style style:name="T15" style:family="text">
      <style:text-properties style:font-name="Open Sans" officeooo:rsid="0077f707"/>
    </style:style>
    <style:style style:name="T16" style:family="text">
      <style:text-properties style:text-position="0% 100%" style:font-name="Open Sans1" fo:font-size="11pt" fo:font-weight="bold" style:font-size-asian="9.60000038146973pt" style:font-weight-asian="bold" style:font-size-complex="11pt" style:font-weight-complex="bold"/>
    </style:style>
    <style:style style:name="T17" style:family="text">
      <style:text-properties style:text-position="0% 100%" style:font-name="Open Sans1" fo:font-size="11pt" fo:font-weight="bold" officeooo:rsid="004ee7ec" style:font-size-asian="9.60000038146973pt" style:font-weight-asian="bold" style:font-size-complex="11pt" style:font-weight-complex="bold"/>
    </style:style>
    <style:style style:name="T18" style:family="text">
      <style:text-properties style:text-position="0% 100%" style:font-name="Open Sans1" fo:font-size="11pt" fo:font-weight="bold" officeooo:rsid="006d8647" style:font-size-asian="9.60000038146973pt" style:font-weight-asian="bold" style:font-size-complex="11pt" style:font-weight-complex="bold"/>
    </style:style>
    <style:style style:name="T19" style:family="text">
      <style:text-properties style:text-position="0% 100%" style:font-name="Open Sans1" fo:font-size="11pt" fo:font-weight="bold" officeooo:rsid="0050bb7f" style:font-size-asian="9.60000038146973pt" style:font-weight-asian="bold" style:font-size-complex="11pt" style:font-weight-complex="bold"/>
    </style:style>
    <style:style style:name="T20" style:family="text">
      <style:text-properties style:text-position="0% 100%" style:font-name="Open Sans1" fo:font-size="10pt" fo:font-style="normal" fo:font-weight="bold" officeooo:rsid="0033caca" style:font-size-asian="8.75pt" style:font-style-asian="normal" style:font-weight-asian="bold" style:font-size-complex="10pt" style:font-style-complex="normal" style:font-weight-complex="bold"/>
    </style:style>
    <style:style style:name="T21" style:family="text">
      <style:text-properties style:text-position="0% 100%" style:font-name="Open Sans1" fo:font-size="10pt" fo:font-style="normal" fo:font-weight="bold" officeooo:rsid="0048c2cb" style:font-size-asian="8.75pt" style:font-style-asian="normal" style:font-weight-asian="bold" style:font-size-complex="10pt" style:font-style-complex="normal" style:font-weight-complex="bold"/>
    </style:style>
    <style:style style:name="T22" style:family="text">
      <style:text-properties style:text-position="0% 100%" style:font-name="Open Sans1" fo:font-size="10pt" fo:font-style="normal" fo:font-weight="normal" officeooo:rsid="00326df5" style:font-size-asian="8.75pt" style:font-style-asian="normal" style:font-weight-asian="normal" style:font-size-complex="10pt" style:font-style-complex="normal" style:font-weight-complex="normal"/>
    </style:style>
    <style:style style:name="T23" style:family="text">
      <style:text-properties style:text-position="0% 100%" style:font-name="Open Sans1" fo:font-size="10pt" fo:font-style="normal" fo:font-weight="normal" officeooo:rsid="0048c2cb" style:font-size-asian="8.75pt" style:font-style-asian="normal" style:font-weight-asian="normal" style:font-size-complex="10pt" style:font-style-complex="normal" style:font-weight-complex="normal"/>
    </style:style>
    <style:style style:name="T24" style:family="text">
      <style:text-properties style:text-position="0% 100%" style:font-name="Open Sans1" fo:font-size="10pt" fo:font-style="normal" fo:font-weight="normal" officeooo:rsid="0033caca" style:font-size-asian="8.75pt" style:font-style-asian="normal" style:font-weight-asian="normal" style:font-size-complex="10pt" style:font-style-complex="normal" style:font-weight-complex="normal"/>
    </style:style>
    <style:style style:name="T25" style:family="text">
      <style:text-properties style:text-position="0% 100%" style:font-name="Open Sans1" fo:font-size="10pt" fo:font-style="normal" fo:font-weight="normal" officeooo:rsid="006bcd60" style:font-size-asian="8.75pt" style:font-style-asian="normal" style:font-weight-asian="normal" style:font-size-complex="10pt" style:font-style-complex="normal" style:font-weight-complex="normal"/>
    </style:style>
    <style:style style:name="T26" style:family="text">
      <style:text-properties style:text-position="0% 100%" style:font-name="Open Sans1" fo:font-size="10pt" fo:font-style="normal" fo:font-weight="normal" officeooo:rsid="00be8396" style:font-size-asian="8.75pt" style:font-style-asian="normal" style:font-weight-asian="normal" style:font-size-complex="10pt" style:font-style-complex="normal" style:font-weight-complex="normal"/>
    </style:style>
    <style:style style:name="T27" style:family="text">
      <style:text-properties style:text-position="0% 100%" style:font-name="Open Sans1" fo:font-size="10pt" fo:font-weight="normal" officeooo:rsid="00326df5" style:font-size-asian="8.75pt" style:font-weight-asian="normal" style:font-size-complex="10pt" style:font-weight-complex="normal"/>
    </style:style>
    <style:style style:name="T28" style:family="text">
      <style:text-properties style:text-position="0% 100%" style:font-name="Open Sans1" fo:font-size="10pt" fo:font-style="italic" fo:font-weight="normal" officeooo:rsid="00326df5" style:font-size-asian="8.75pt" style:font-style-asian="italic" style:font-weight-asian="normal" style:font-size-complex="10pt" style:font-style-complex="italic" style:font-weight-complex="normal"/>
    </style:style>
    <style:style style:name="T29" style:family="text">
      <style:text-properties style:text-position="0% 100%" style:font-name="Open Sans1" fo:font-size="10pt" fo:font-weight="bold" officeooo:rsid="0048c2cb" style:font-size-asian="8.75pt" style:font-weight-asian="bold" style:font-size-complex="10pt" style:font-weight-complex="bold"/>
    </style:style>
    <style:style style:name="T30" style:family="text">
      <style:text-properties style:text-position="0% 100%" style:font-name="Open Sans1" fo:font-style="normal" fo:font-weight="normal" officeooo:rsid="00573317" style:font-size-asian="10pt" style:font-style-asian="normal" style:font-weight-asian="normal" style:font-size-complex="10pt" style:font-style-complex="normal" style:font-weight-complex="normal"/>
    </style:style>
    <style:style style:name="T31" style:family="text">
      <style:text-properties style:text-position="0% 100%" fo:font-size="10pt" officeooo:rsid="00204467" style:font-size-asian="10pt" style:font-size-complex="10pt"/>
    </style:style>
    <style:style style:name="T32" style:family="text">
      <style:text-properties style:text-position="0% 100%" fo:font-size="10pt" officeooo:rsid="0021cbb6" style:font-size-asian="10pt" style:font-size-complex="10pt"/>
    </style:style>
    <style:style style:name="T33" style:family="text">
      <style:text-properties style:text-position="0% 100%" fo:font-style="normal" fo:font-weight="bold" officeooo:rsid="0048c2cb" style:font-size-asian="8.75pt" style:font-style-asian="normal" style:font-weight-asian="bold" style:font-size-complex="10pt" style:font-style-complex="normal" style:font-weight-complex="bold"/>
    </style:style>
    <style:style style:name="T34" style:family="text">
      <style:text-properties style:text-position="0% 100%" fo:font-style="normal" fo:font-weight="normal" officeooo:rsid="004a911f" style:font-size-asian="8.75pt" style:font-style-asian="normal" style:font-weight-asian="normal" style:font-size-complex="10pt" style:font-style-complex="normal" style:font-weight-complex="normal"/>
    </style:style>
    <style:style style:name="T35" style:family="text">
      <style:text-properties style:text-position="0% 100%" fo:font-style="normal" fo:font-weight="normal" officeooo:rsid="004bae6d" style:font-size-asian="8.75pt" style:font-style-asian="normal" style:font-weight-asian="normal" style:font-size-complex="10pt" style:font-style-complex="normal" style:font-weight-complex="normal"/>
    </style:style>
    <style:style style:name="T36" style:family="text">
      <style:text-properties style:text-position="0% 100%" fo:font-style="normal" fo:font-weight="normal" officeooo:rsid="00573317" style:font-size-asian="8.75pt" style:font-style-asian="normal" style:font-weight-asian="normal" style:font-size-complex="10pt" style:font-style-complex="normal" style:font-weight-complex="normal"/>
    </style:style>
    <style:style style:name="T37" style:family="text">
      <style:text-properties style:text-position="0% 100%" fo:font-style="normal" fo:font-weight="normal" officeooo:rsid="005a8483" style:font-size-asian="8.75pt" style:font-style-asian="normal" style:font-weight-asian="normal" style:font-size-complex="10pt" style:font-style-complex="normal" style:font-weight-complex="normal"/>
    </style:style>
    <style:style style:name="T38" style:family="text">
      <style:text-properties style:text-position="0% 100%" fo:font-style="normal" fo:font-weight="normal" officeooo:rsid="005d4b80" style:font-size-asian="8.75pt" style:font-style-asian="normal" style:font-weight-asian="normal" style:font-size-complex="10pt" style:font-style-complex="normal" style:font-weight-complex="normal"/>
    </style:style>
    <style:style style:name="T39" style:family="text">
      <style:text-properties style:text-position="0% 100%" fo:font-style="normal" fo:font-weight="normal" officeooo:rsid="005d9fd1" style:font-size-asian="8.75pt" style:font-style-asian="normal" style:font-weight-asian="normal" style:font-size-complex="10pt" style:font-style-complex="normal" style:font-weight-complex="normal"/>
    </style:style>
    <style:style style:name="T40" style:family="text">
      <style:text-properties style:text-position="0% 100%" style:font-name="Open Sans" officeooo:rsid="004d4779" style:font-size-asian="8.75pt" style:font-weight-asian="normal" style:font-size-complex="10pt" style:font-weight-complex="normal"/>
    </style:style>
    <style:style style:name="T41" style:family="text">
      <style:text-properties style:text-position="0% 100%" fo:font-weight="bold" officeooo:rsid="003f5600" style:font-size-asian="8.75pt" style:font-weight-asian="bold" style:font-size-complex="10pt" style:font-weight-complex="bold"/>
    </style:style>
    <style:style style:name="T42" style:family="text">
      <style:text-properties style:text-position="0% 100%" officeooo:rsid="003a99ef" style:font-size-asian="8.75pt" style:font-weight-asian="normal" style:font-size-complex="10pt" style:font-weight-complex="normal"/>
    </style:style>
    <style:style style:name="T43" style:family="text">
      <style:text-properties style:text-position="0% 100%" officeooo:rsid="003c2c3a" style:font-size-asian="8.75pt" style:font-weight-asian="normal" style:font-size-complex="10pt" style:font-weight-complex="normal"/>
    </style:style>
    <style:style style:name="T44" style:family="text">
      <style:text-properties style:text-position="0% 100%" style:font-name="Open Sans1" fo:font-size="10pt" fo:font-style="normal" fo:font-weight="normal" officeooo:rsid="00be8396" style:font-size-asian="10pt" style:font-style-asian="normal" style:font-weight-asian="normal" style:font-size-complex="10pt" style:font-style-complex="normal" style:font-weight-complex="normal"/>
    </style:style>
    <style:style style:name="T45" style:family="text">
      <style:text-properties fo:font-size="10pt" fo:font-weight="normal" style:font-size-asian="8.75pt" style:font-weight-asian="normal" style:font-size-complex="10pt" style:font-weight-complex="normal"/>
    </style:style>
    <style:style style:name="T46" style:family="text">
      <style:text-properties fo:font-size="10pt" fo:font-weight="normal" officeooo:rsid="0078feb8" style:font-size-asian="8.75pt" style:font-weight-asian="normal" style:font-size-complex="10pt" style:font-weight-complex="normal"/>
    </style:style>
    <style:style style:name="T47" style:family="text">
      <style:text-properties fo:font-size="10pt" fo:font-weight="normal" officeooo:rsid="0075f5b5" style:font-size-asian="8.75pt" style:font-weight-asian="normal" style:font-size-complex="10pt" style:font-weight-complex="normal"/>
    </style:style>
    <style:style style:name="T48" style:family="text">
      <style:text-properties fo:font-size="10pt" fo:font-weight="normal" officeooo:rsid="0076c891" style:font-size-asian="8.75pt" style:font-weight-asian="normal" style:font-size-complex="10pt" style:font-weight-complex="normal"/>
    </style:style>
    <style:style style:name="T49" style:family="text">
      <style:text-properties fo:font-size="10pt" fo:font-weight="normal" officeooo:rsid="007adff1" style:font-size-asian="8.75pt" style:font-weight-asian="normal" style:font-size-complex="10pt" style:font-weight-complex="normal"/>
    </style:style>
    <style:style style:name="T50" style:family="text">
      <style:text-properties fo:font-size="10pt" fo:font-weight="normal" officeooo:rsid="007cf95b" style:font-size-asian="8.75pt" style:font-weight-asian="normal" style:font-size-complex="10pt" style:font-weight-complex="normal"/>
    </style:style>
    <style:style style:name="T51" style:family="text">
      <style:text-properties fo:font-size="10pt" fo:font-weight="normal" officeooo:rsid="007e960c" style:font-size-asian="8.75pt" style:font-weight-asian="normal" style:font-size-complex="10pt" style:font-weight-complex="normal"/>
    </style:style>
    <style:style style:name="T52" style:family="text">
      <style:text-properties fo:font-size="10pt" fo:font-weight="normal" officeooo:rsid="007f2bd0" style:font-size-asian="8.75pt" style:font-weight-asian="normal" style:font-size-complex="10pt" style:font-weight-complex="normal"/>
    </style:style>
    <style:style style:name="T53" style:family="text">
      <style:text-properties fo:font-size="10pt" fo:font-weight="normal" officeooo:rsid="00819435" style:font-size-asian="8.75pt" style:font-weight-asian="normal" style:font-size-complex="10pt" style:font-weight-complex="normal"/>
    </style:style>
    <style:style style:name="T54" style:family="text">
      <style:text-properties fo:font-size="10pt" fo:font-weight="normal" officeooo:rsid="00804aa3" style:font-size-asian="8.75pt" style:font-weight-asian="normal" style:font-size-complex="10pt" style:font-weight-complex="normal"/>
    </style:style>
    <style:style style:name="T55" style:family="text">
      <style:text-properties fo:font-size="10pt" fo:font-weight="normal" officeooo:rsid="0083dd61" style:font-size-asian="8.75pt" style:font-weight-asian="normal" style:font-size-complex="10pt" style:font-weight-complex="normal"/>
    </style:style>
    <style:style style:name="T56" style:family="text">
      <style:text-properties fo:font-size="10pt" fo:font-weight="normal" officeooo:rsid="00630fa4" style:font-size-asian="8.75pt" style:font-weight-asian="normal" style:font-size-complex="10pt" style:font-weight-complex="normal"/>
    </style:style>
    <style:style style:name="T57" style:family="text">
      <style:text-properties fo:font-size="10pt" fo:font-weight="normal" officeooo:rsid="0069bd91" style:font-size-asian="8.75pt" style:font-weight-asian="normal" style:font-size-complex="10pt" style:font-weight-complex="normal"/>
    </style:style>
    <style:style style:name="T58" style:family="text">
      <style:text-properties fo:font-size="10pt" fo:font-weight="normal" officeooo:rsid="0066777a" style:font-size-asian="8.75pt" style:font-weight-asian="normal" style:font-size-complex="10pt" style:font-weight-complex="normal"/>
    </style:style>
    <style:style style:name="T59" style:family="text">
      <style:text-properties fo:font-size="10pt" fo:font-weight="normal" officeooo:rsid="009f3e47" style:font-size-asian="8.75pt" style:font-weight-asian="normal" style:font-size-complex="10pt" style:font-weight-complex="normal"/>
    </style:style>
    <style:style style:name="T60" style:family="text">
      <style:text-properties fo:font-size="10pt" fo:font-weight="normal" officeooo:rsid="00a26f5b" style:font-size-asian="8.75pt" style:font-weight-asian="normal" style:font-size-complex="10pt" style:font-weight-complex="normal"/>
    </style:style>
    <style:style style:name="T61" style:family="text">
      <style:text-properties fo:font-size="10pt" fo:font-weight="normal" officeooo:rsid="00a4e88c" style:font-size-asian="8.75pt" style:font-weight-asian="normal" style:font-size-complex="10pt" style:font-weight-complex="normal"/>
    </style:style>
    <style:style style:name="T62" style:family="text">
      <style:text-properties fo:font-size="10pt" fo:font-weight="normal" officeooo:rsid="00a5e577" style:font-size-asian="8.75pt" style:font-weight-asian="normal" style:font-size-complex="10pt" style:font-weight-complex="normal"/>
    </style:style>
    <style:style style:name="T63" style:family="text">
      <style:text-properties fo:font-size="10pt" fo:font-weight="normal" officeooo:rsid="00ab2074" style:font-size-asian="8.75pt" style:font-weight-asian="normal" style:font-size-complex="10pt" style:font-weight-complex="normal"/>
    </style:style>
    <style:style style:name="T64" style:family="text">
      <style:text-properties fo:font-size="10pt" fo:font-weight="normal" officeooo:rsid="00b27f3c" style:font-size-asian="8.75pt" style:font-weight-asian="normal" style:font-size-complex="10pt" style:font-weight-complex="normal"/>
    </style:style>
    <style:style style:name="T65" style:family="text">
      <style:text-properties fo:font-size="10pt" style:text-underline-style="none" fo:font-weight="normal" officeooo:rsid="00804aa3" style:font-size-asian="8.75pt" style:font-weight-asian="normal" style:font-size-complex="10pt" style:font-weight-complex="normal"/>
    </style:style>
    <style:style style:name="T66" style:family="text">
      <style:text-properties fo:font-size="10pt" style:text-underline-style="none" fo:font-weight="normal" officeooo:rsid="0081f8b5" style:font-size-asian="8.75pt" style:font-weight-asian="normal" style:font-size-complex="10pt" style:font-weight-complex="normal"/>
    </style:style>
    <style:style style:name="T67" style:family="text">
      <style:text-properties fo:font-size="10pt" fo:font-style="italic" fo:font-weight="normal" officeooo:rsid="00630fa4" style:font-size-asian="8.75pt" style:font-style-asian="italic" style:font-weight-asian="normal" style:font-size-complex="10pt" style:font-style-complex="italic" style:font-weight-complex="normal"/>
    </style:style>
    <style:style style:name="T68" style:family="text">
      <style:text-properties fo:font-size="10pt" fo:font-style="italic" fo:font-weight="normal" officeooo:rsid="009f3e47" style:font-size-asian="8.75pt" style:font-style-asian="italic" style:font-weight-asian="normal" style:font-size-complex="10pt" style:font-style-complex="italic" style:font-weight-complex="normal"/>
    </style:style>
    <style:style style:name="T69" style:family="text">
      <style:text-properties fo:font-size="10pt" fo:font-style="italic" fo:font-weight="normal" officeooo:rsid="00ab2074" style:font-size-asian="8.75pt" style:font-style-asian="italic" style:font-weight-asian="normal" style:font-size-complex="10pt" style:font-style-complex="italic" style:font-weight-complex="normal"/>
    </style:style>
    <style:style style:name="T70" style:family="text">
      <style:text-properties fo:font-size="10pt" fo:font-style="italic" fo:font-weight="normal" officeooo:rsid="00ab8fc0" style:font-size-asian="8.75pt" style:font-style-asian="italic" style:font-weight-asian="normal" style:font-size-complex="10pt" style:font-style-complex="italic" style:font-weight-complex="normal"/>
    </style:style>
    <style:style style:name="T7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72" style:family="text">
      <style:text-properties fo:font-size="10pt" fo:font-style="normal" fo:font-weight="normal" officeooo:rsid="00630fa4" style:font-size-asian="8.75pt" style:font-style-asian="normal" style:font-weight-asian="normal" style:font-size-complex="10pt" style:font-style-complex="normal" style:font-weight-complex="normal"/>
    </style:style>
    <style:style style:name="T73" style:family="text">
      <style:text-properties fo:font-size="10pt" fo:font-style="normal" fo:font-weight="normal" officeooo:rsid="006a161b" style:font-size-asian="8.75pt" style:font-style-asian="normal" style:font-weight-asian="normal" style:font-size-complex="10pt" style:font-style-complex="normal" style:font-weight-complex="normal"/>
    </style:style>
    <style:style style:name="T74" style:family="text">
      <style:text-properties fo:font-size="10pt" fo:font-style="normal" fo:font-weight="normal" officeooo:rsid="009f3e47" style:font-size-asian="8.75pt" style:font-style-asian="normal" style:font-weight-asian="normal" style:font-size-complex="10pt" style:font-style-complex="normal" style:font-weight-complex="normal"/>
    </style:style>
    <style:style style:name="T75" style:family="text">
      <style:text-properties fo:font-size="10pt" fo:font-style="normal" fo:font-weight="normal" officeooo:rsid="00a5e577" style:font-size-asian="8.75pt" style:font-style-asian="normal" style:font-weight-asian="normal" style:font-size-complex="10pt" style:font-style-complex="normal" style:font-weight-complex="normal"/>
    </style:style>
    <style:style style:name="T76" style:family="text">
      <style:text-properties fo:font-size="10pt" fo:font-style="normal" fo:font-weight="normal" officeooo:rsid="00a68a1f" style:font-size-asian="8.75pt" style:font-style-asian="normal" style:font-weight-asian="normal" style:font-size-complex="10pt" style:font-style-complex="normal" style:font-weight-complex="normal"/>
    </style:style>
    <style:style style:name="T77" style:family="text">
      <style:text-properties fo:font-size="10pt" fo:font-style="normal" fo:font-weight="normal" officeooo:rsid="00a761b6" style:font-size-asian="8.75pt" style:font-style-asian="normal" style:font-weight-asian="normal" style:font-size-complex="10pt" style:font-style-complex="normal" style:font-weight-complex="normal"/>
    </style:style>
    <style:style style:name="T78" style:family="text">
      <style:text-properties fo:font-size="10pt" fo:font-style="normal" fo:font-weight="normal" officeooo:rsid="00a8bee2" style:font-size-asian="8.75pt" style:font-style-asian="normal" style:font-weight-asian="normal" style:font-size-complex="10pt" style:font-style-complex="normal" style:font-weight-complex="normal"/>
    </style:style>
    <style:style style:name="T79" style:family="text">
      <style:text-properties fo:font-size="10pt" fo:font-style="normal" fo:font-weight="normal" officeooo:rsid="00a8ea44" style:font-size-asian="8.75pt" style:font-style-asian="normal" style:font-weight-asian="normal" style:font-size-complex="10pt" style:font-style-complex="normal" style:font-weight-complex="normal"/>
    </style:style>
    <style:style style:name="T80" style:family="text">
      <style:text-properties fo:font-size="10pt" fo:font-style="normal" fo:font-weight="normal" officeooo:rsid="00a94f5e" style:font-size-asian="8.75pt" style:font-style-asian="normal" style:font-weight-asian="normal" style:font-size-complex="10pt" style:font-style-complex="normal" style:font-weight-complex="normal"/>
    </style:style>
    <style:style style:name="T81" style:family="text">
      <style:text-properties fo:font-size="10pt" fo:font-style="normal" fo:font-weight="normal" officeooo:rsid="00ab2074" style:font-size-asian="8.75pt" style:font-style-asian="normal" style:font-weight-asian="normal" style:font-size-complex="10pt" style:font-style-complex="normal" style:font-weight-complex="normal"/>
    </style:style>
    <style:style style:name="T82" style:family="text">
      <style:text-properties fo:font-size="10pt" fo:font-style="normal" fo:font-weight="normal" officeooo:rsid="00ab8fc0" style:font-size-asian="8.75pt" style:font-style-asian="normal" style:font-weight-asian="normal" style:font-size-complex="10pt" style:font-style-complex="normal" style:font-weight-complex="normal"/>
    </style:style>
    <style:style style:name="T83" style:family="text">
      <style:text-properties fo:font-size="10pt" fo:font-style="normal" fo:font-weight="normal" officeooo:rsid="00af31df" style:font-size-asian="8.75pt" style:font-style-asian="normal" style:font-weight-asian="normal" style:font-size-complex="10pt" style:font-style-complex="normal" style:font-weight-complex="normal"/>
    </style:style>
    <style:style style:name="T84" style:family="text">
      <style:text-properties fo:font-size="10pt" fo:font-style="normal" fo:font-weight="normal" officeooo:rsid="00b09fb3" style:font-size-asian="8.75pt" style:font-style-asian="normal" style:font-weight-asian="normal" style:font-size-complex="10pt" style:font-style-complex="normal" style:font-weight-complex="normal"/>
    </style:style>
    <style:style style:name="T85" style:family="text">
      <style:text-properties fo:font-size="10pt" fo:font-style="normal" fo:font-weight="normal" officeooo:rsid="00b27f3c" style:font-size-asian="8.75pt" style:font-style-asian="normal" style:font-weight-asian="normal" style:font-size-complex="10pt" style:font-style-complex="normal" style:font-weight-complex="normal"/>
    </style:style>
    <style:style style:name="T86" style:family="text">
      <style:text-properties fo:font-size="10pt" fo:font-style="normal" fo:font-weight="normal" officeooo:rsid="00b38041" style:font-size-asian="8.75pt" style:font-style-asian="normal" style:font-weight-asian="normal" style:font-size-complex="10pt" style:font-style-complex="normal" style:font-weight-complex="normal"/>
    </style:style>
    <style:style style:name="T87" style:family="text">
      <style:text-properties fo:font-size="10pt" fo:font-style="normal" fo:font-weight="normal" officeooo:rsid="00b4e70e" style:font-size-asian="8.75pt" style:font-style-asian="normal" style:font-weight-asian="normal" style:font-size-complex="10pt" style:font-style-complex="normal" style:font-weight-complex="normal"/>
    </style:style>
    <style:style style:name="T8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06a161b"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06bcd60"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06d8647"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0b9570f"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0bd2f73" style:font-size-asian="10pt" style:font-style-asian="normal" style:font-weight-asian="normal" style:font-size-complex="10pt" style:font-style-complex="normal" style:font-weight-complex="normal"/>
    </style:style>
    <style:style style:name="T94" style:family="text">
      <style:text-properties style:text-position="super 58%"/>
    </style:style>
    <style:style style:name="T95" style:family="text">
      <style:text-properties style:text-position="super 58%" officeooo:rsid="00203f57"/>
    </style:style>
    <style:style style:name="T96" style:family="text">
      <style:text-properties style:text-position="super 58%" fo:font-size="10pt" officeooo:rsid="00203f57" style:font-size-asian="10pt" style:font-size-complex="10pt"/>
    </style:style>
    <style:style style:name="T97" style:family="text">
      <style:text-properties style:text-position="super 58%"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officeooo:rsid="0021cbb6"/>
    </style:style>
    <style:style style:name="T99" style:family="text">
      <style:text-properties officeooo:rsid="0024790b"/>
    </style:style>
    <style:style style:name="T100" style:family="text">
      <style:text-properties officeooo:rsid="00248d5a"/>
    </style:style>
    <style:style style:name="T101" style:family="text">
      <style:text-properties fo:font-style="italic" style:font-style-asian="italic" style:font-style-complex="italic"/>
    </style:style>
    <style:style style:name="T102" style:family="text">
      <style:text-properties fo:font-style="italic" officeooo:rsid="008ec165" style:font-style-asian="italic" style:font-style-complex="italic"/>
    </style:style>
    <style:style style:name="T103" style:family="text">
      <style:text-properties fo:font-style="italic" officeooo:rsid="008ffc90" style:font-style-asian="italic" style:font-style-complex="italic"/>
    </style:style>
    <style:style style:name="T104" style:family="text">
      <style:text-properties fo:font-style="italic" officeooo:rsid="009117ca" style:font-style-asian="italic" style:font-style-complex="italic"/>
    </style:style>
    <style:style style:name="T105" style:family="text">
      <style:text-properties fo:font-style="normal" style:font-style-asian="normal" style:font-style-complex="normal"/>
    </style:style>
    <style:style style:name="T106" style:family="text">
      <style:text-properties fo:font-style="normal" officeooo:rsid="002ec020" style:font-style-asian="normal" style:font-style-complex="normal"/>
    </style:style>
    <style:style style:name="T107" style:family="text">
      <style:text-properties fo:font-style="normal" officeooo:rsid="0030d937" style:font-style-asian="normal" style:font-style-complex="normal"/>
    </style:style>
    <style:style style:name="T108" style:family="text">
      <style:text-properties fo:font-style="normal" officeooo:rsid="00326df5" style:font-style-asian="normal" style:font-style-complex="normal"/>
    </style:style>
    <style:style style:name="T109" style:family="text">
      <style:text-properties fo:font-style="normal" officeooo:rsid="00396c6f" style:font-style-asian="normal" style:font-style-complex="normal"/>
    </style:style>
    <style:style style:name="T110" style:family="text">
      <style:text-properties fo:font-style="normal" officeooo:rsid="008ec165" style:font-style-asian="normal" style:font-style-complex="normal"/>
    </style:style>
    <style:style style:name="T111" style:family="text">
      <style:text-properties fo:font-style="normal" officeooo:rsid="008ffc90" style:font-style-asian="normal" style:font-style-complex="normal"/>
    </style:style>
    <style:style style:name="T112" style:family="text">
      <style:text-properties fo:font-style="normal" officeooo:rsid="009117ca" style:font-style-asian="normal" style:font-style-complex="normal"/>
    </style:style>
    <style:style style:name="T113" style:family="text">
      <style:text-properties fo:font-style="normal" officeooo:rsid="00928993" style:font-style-asian="normal" style:font-style-complex="normal"/>
    </style:style>
    <style:style style:name="T114" style:family="text">
      <style:text-properties fo:font-style="normal" officeooo:rsid="0092c980" style:font-style-asian="normal" style:font-style-complex="normal"/>
    </style:style>
    <style:style style:name="T115" style:family="text">
      <style:text-properties fo:font-style="normal" officeooo:rsid="009407b8" style:font-style-asian="normal" style:font-style-complex="normal"/>
    </style:style>
    <style:style style:name="T116" style:family="text">
      <style:text-properties fo:font-style="normal" officeooo:rsid="0097d14e" style:font-style-asian="normal" style:font-style-complex="normal"/>
    </style:style>
    <style:style style:name="T117" style:family="text">
      <style:text-properties fo:font-style="normal" officeooo:rsid="0097dadc" style:font-style-asian="normal" style:font-style-complex="normal"/>
    </style:style>
    <style:style style:name="T118" style:family="text">
      <style:text-properties fo:font-style="normal" officeooo:rsid="00983580" style:font-style-asian="normal" style:font-style-complex="normal"/>
    </style:style>
    <style:style style:name="T119" style:family="text">
      <style:text-properties fo:font-style="normal" officeooo:rsid="009a1793" style:font-style-asian="normal" style:font-style-complex="normal"/>
    </style:style>
    <style:style style:name="T120" style:family="text">
      <style:text-properties fo:font-style="normal" officeooo:rsid="00be8396" style:font-style-asian="normal" style:font-style-complex="normal"/>
    </style:style>
    <style:style style:name="T121" style:family="text">
      <style:text-properties fo:font-style="normal" officeooo:rsid="00c27db6" style:font-style-asian="normal" style:font-style-complex="normal"/>
    </style:style>
    <style:style style:name="T122" style:family="text">
      <style:text-properties fo:font-style="normal" officeooo:rsid="00c356de" style:font-style-asian="normal" style:font-style-complex="normal"/>
    </style:style>
    <style:style style:name="T123" style:family="text">
      <style:text-properties fo:font-style="normal" officeooo:rsid="00c46d10" style:font-style-asian="normal" style:font-style-complex="normal"/>
    </style:style>
    <style:style style:name="T124" style:family="text">
      <style:text-properties fo:font-style="normal" fo:font-weight="normal" officeooo:rsid="0033caca" style:font-style-asian="normal" style:font-weight-asian="normal" style:font-style-complex="normal" style:font-weight-complex="normal"/>
    </style:style>
    <style:style style:name="T125" style:family="text">
      <style:text-properties fo:font-style="normal" fo:font-weight="normal" officeooo:rsid="0046d0d4" style:font-style-asian="normal" style:font-weight-asian="normal" style:font-style-complex="normal" style:font-weight-complex="normal"/>
    </style:style>
    <style:style style:name="T126" style:family="text">
      <style:text-properties fo:font-style="normal" fo:font-weight="normal" officeooo:rsid="0048c2cb" style:font-style-asian="normal" style:font-weight-asian="normal" style:font-style-complex="normal" style:font-weight-complex="normal"/>
    </style:style>
    <style:style style:name="T127" style:family="text">
      <style:text-properties officeooo:rsid="002db95d"/>
    </style:style>
    <style:style style:name="T128" style:family="text">
      <style:text-properties officeooo:rsid="002fb244"/>
    </style:style>
    <style:style style:name="T129" style:family="text">
      <style:text-properties officeooo:rsid="0030d937"/>
    </style:style>
    <style:style style:name="T130" style:family="text">
      <style:text-properties officeooo:rsid="00350780"/>
    </style:style>
    <style:style style:name="T131" style:family="text">
      <style:text-properties fo:font-weight="normal" style:font-weight-asian="normal" style:font-weight-complex="normal"/>
    </style:style>
    <style:style style:name="T132" style:family="text">
      <style:text-properties fo:font-weight="normal" officeooo:rsid="00409178" style:font-weight-asian="normal" style:font-weight-complex="normal"/>
    </style:style>
    <style:style style:name="T133" style:family="text">
      <style:text-properties fo:font-weight="normal" officeooo:rsid="0041a40c" style:font-weight-asian="normal" style:font-weight-complex="normal"/>
    </style:style>
    <style:style style:name="T134" style:family="text">
      <style:text-properties fo:font-weight="normal" officeooo:rsid="00436c72" style:font-weight-asian="normal" style:font-weight-complex="normal"/>
    </style:style>
    <style:style style:name="T135" style:family="text">
      <style:text-properties fo:font-weight="normal" officeooo:rsid="00455f08" style:font-weight-asian="normal" style:font-weight-complex="normal"/>
    </style:style>
    <style:style style:name="T136" style:family="text">
      <style:text-properties fo:font-weight="normal" officeooo:rsid="0050529f" style:font-weight-asian="normal" style:font-weight-complex="normal"/>
    </style:style>
    <style:style style:name="T137" style:family="text">
      <style:text-properties fo:font-weight="normal" officeooo:rsid="0066777a" style:font-weight-asian="normal" style:font-weight-complex="normal"/>
    </style:style>
    <style:style style:name="T138" style:family="text">
      <style:text-properties fo:font-weight="normal" officeooo:rsid="0069bd91" style:font-weight-asian="normal" style:font-weight-complex="normal"/>
    </style:style>
    <style:style style:name="T139" style:family="text">
      <style:text-properties officeooo:rsid="00436c72"/>
    </style:style>
    <style:style style:name="T140" style:family="text">
      <style:text-properties officeooo:rsid="004d4779"/>
    </style:style>
    <style:style style:name="T141" style:family="text">
      <style:text-properties officeooo:rsid="004ee7ec"/>
    </style:style>
    <style:style style:name="T142" style:family="text">
      <style:text-properties style:font-name="Open Sans1" fo:font-size="10pt" style:font-size-asian="10pt" style:font-size-complex="10pt"/>
    </style:style>
    <style:style style:name="T143" style:family="text">
      <style:text-properties style:font-name="Open Sans1" fo:font-size="10pt" officeooo:rsid="00544185" style:font-size-asian="10pt" style:font-size-complex="10pt"/>
    </style:style>
    <style:style style:name="T144" style:family="text">
      <style:text-properties style:font-name="Open Sans1" fo:font-size="10pt" officeooo:rsid="0055d006" style:font-size-asian="10pt" style:font-size-complex="10pt"/>
    </style:style>
    <style:style style:name="T145" style:family="text">
      <style:text-properties style:font-name="Open Sans1" fo:font-size="10pt" officeooo:rsid="00654ce2" style:font-size-asian="10pt" style:font-size-complex="10pt"/>
    </style:style>
    <style:style style:name="T146" style:family="text">
      <style:text-properties style:font-name="Open Sans1" fo:font-size="10pt" fo:font-style="normal" style:font-size-asian="10pt" style:font-style-asian="normal" style:font-size-complex="10pt" style:font-style-complex="normal"/>
    </style:style>
    <style:style style:name="T147" style:family="text">
      <style:text-properties style:font-name="Open Sans1" fo:font-size="10pt" fo:font-style="normal" officeooo:rsid="006a161b" style:font-size-asian="10pt" style:font-style-asian="normal" style:font-size-complex="10pt" style:font-style-complex="normal"/>
    </style:style>
    <style:style style:name="T148" style:family="text">
      <style:text-properties style:font-name="Open Sans1" fo:font-size="10pt" fo:font-weight="normal" officeooo:rsid="0077f707" style:font-size-asian="8.75pt" style:font-weight-asian="normal" style:font-size-complex="10pt" style:font-weight-complex="normal"/>
    </style:style>
    <style:style style:name="T149" style:family="text">
      <style:text-properties style:font-name="Open Sans1" style:font-size-asian="10pt" style:font-size-complex="10pt"/>
    </style:style>
    <style:style style:name="T150" style:family="text">
      <style:text-properties style:font-name="Open Sans1" officeooo:rsid="00573317" style:font-size-asian="10pt" style:font-size-complex="10pt"/>
    </style:style>
    <style:style style:name="T151" style:family="text">
      <style:text-properties style:font-name="Open Sans1" fo:font-size="8pt" officeooo:rsid="00c828f9" style:font-size-asian="8pt" style:font-size-complex="8pt"/>
    </style:style>
    <style:style style:name="T152" style:family="text">
      <style:text-properties style:font-name="Open Sans1" officeooo:rsid="00c828f9"/>
    </style:style>
    <style:style style:name="T153" style:family="text">
      <style:text-properties officeooo:rsid="0060210b"/>
    </style:style>
    <style:style style:name="T154" style:family="text">
      <style:text-properties style:rfc-language-tag="en-GB-oed" fo:language="en" fo:country="GB" style:font-size-asian="8.64999961853027pt"/>
    </style:style>
    <style:style style:name="T155" style:family="text">
      <style:text-properties officeooo:rsid="0069bd91"/>
    </style:style>
    <style:style style:name="T156" style:family="text">
      <style:text-properties officeooo:rsid="006a161b"/>
    </style:style>
    <style:style style:name="T157" style:family="text">
      <style:text-properties officeooo:rsid="006ac394"/>
    </style:style>
    <style:style style:name="T158" style:family="text">
      <style:text-properties fo:font-variant="normal" fo:text-transform="none" fo:color="#000000" style:font-name="Times New Roman" fo:font-size="11.25pt" fo:letter-spacing="normal" fo:font-style="normal"/>
    </style:style>
    <style:style style:name="T159" style:family="text">
      <style:text-properties fo:font-variant="normal" fo:text-transform="none" fo:color="#000000" style:font-name="Times New Roman" fo:font-size="11.25pt" fo:letter-spacing="normal" fo:font-style="normal" officeooo:rsid="009a1793"/>
    </style:style>
    <style:style style:name="T160" style:family="text">
      <style:text-properties officeooo:rsid="00819435"/>
    </style:style>
    <style:style style:name="T161" style:family="text">
      <style:text-properties officeooo:rsid="0085b444"/>
    </style:style>
    <style:style style:name="T162" style:family="text">
      <style:text-properties officeooo:rsid="008838aa"/>
    </style:style>
    <style:style style:name="T163" style:family="text">
      <style:text-properties officeooo:rsid="0088580f"/>
    </style:style>
    <style:style style:name="T164" style:family="text">
      <style:text-properties officeooo:rsid="008a5a6c"/>
    </style:style>
    <style:style style:name="T165" style:family="text">
      <style:text-properties officeooo:rsid="008c83f4"/>
    </style:style>
    <style:style style:name="T166" style:family="text">
      <style:text-properties officeooo:rsid="008ec165"/>
    </style:style>
    <style:style style:name="T167" style:family="text">
      <style:text-properties style:font-size-asian="8.75pt" style:font-size-complex="10pt"/>
    </style:style>
    <style:style style:name="T168" style:family="text">
      <style:text-properties officeooo:rsid="00ad4d77"/>
    </style:style>
    <style:style style:name="T169" style:family="text">
      <style:text-properties officeooo:rsid="00ae69eb"/>
    </style:style>
    <style:style style:name="T170" style:family="text">
      <style:text-properties style:font-name="Open Sans1"/>
    </style:style>
    <style:style style:name="T171" style:family="text">
      <style:text-properties style:font-name="Open Sans1" fo:font-size="10pt" fo:font-style="normal" style:font-size-asian="10pt" style:font-style-asian="normal" style:font-size-complex="10pt" style:font-style-complex="normal"/>
    </style:style>
    <style:style style:name="T172" style:family="text">
      <style:text-properties style:font-name="Open Sans1" fo:font-size="10pt" fo:font-style="normal" officeooo:rsid="00c02998" style:font-size-asian="10pt" style:font-style-asian="normal" style:font-size-complex="10pt" style:font-style-complex="normal"/>
    </style:style>
    <style:style style:name="T173" style:family="text">
      <style:text-properties style:font-name="Open Sans1" fo:font-size="10pt" fo:font-style="normal" officeooo:rsid="00c12517" style:font-size-asian="10pt" style:font-style-asian="normal" style:font-size-complex="10pt" style:font-style-complex="normal"/>
    </style:style>
    <style:style style:name="T174" style:family="text">
      <style:text-properties style:font-name="Open Sans1" fo:font-size="10pt" fo:font-style="normal" officeooo:rsid="00c1f48b" style:font-size-asian="10pt" style:font-style-asian="normal" style:font-size-complex="10pt" style:font-style-complex="normal"/>
    </style:style>
    <style:style style:name="T175" style:family="text">
      <style:text-properties style:font-name="Open Sans1" fo:font-size="10pt" fo:font-style="normal" officeooo:rsid="00c27db6" style:font-size-asian="10pt" style:font-style-asian="normal" style:font-size-complex="10pt" style:font-style-complex="normal"/>
    </style:style>
    <style:style style:name="T176" style:family="text">
      <style:text-properties style:font-name="Open Sans1" fo:font-size="10pt" fo:font-style="normal" officeooo:rsid="00c65f15" style:font-size-asian="10pt" style:font-style-asian="normal" style:font-size-complex="10pt" style:font-style-complex="normal"/>
    </style:style>
    <style:style style:name="T177" style:family="text">
      <style:text-properties style:font-name="Open Sans1" fo:font-size="10pt" fo:font-style="normal" officeooo:rsid="00c828f9" style:font-size-asian="10pt" style:font-style-asian="normal" style:font-size-complex="10pt" style:font-style-complex="normal"/>
    </style:style>
    <style:style style:name="T178" style:family="text">
      <style:text-properties style:font-name="Open Sans1" fo:font-size="10pt" officeooo:rsid="00c02998" style:font-size-asian="10pt" style:font-size-complex="10pt"/>
    </style:style>
    <style:style style:name="T179" style:family="text">
      <style:text-properties style:text-position="-33% 80%" style:font-name="Open Sans1" fo:font-size="10pt" officeooo:rsid="00c02998" style:font-size-asian="10pt" style:font-size-complex="10pt"/>
    </style:style>
    <style:style style:name="T180" style:family="text">
      <style:text-properties officeooo:rsid="00c828f9"/>
    </style:style>
    <style:style style:name="T1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154509632" text:id="ct154509632">
          <text:deletion>
            <office:change-info>
              <dc:creator>Unknown Author</dc:creator>
              <dc:date>2015-07-08T02:23:00</dc:date>
            </office:change-info>
            <text:p text:style-name="P1">Pore Forming Toxin</text:p>
          </text:deletion>
        </text:changed-region>
        <text:changed-region xml:id="ct154510624" text:id="ct154510624">
          <text:deletion>
            <office:change-info>
              <dc:creator>Unknown Author</dc:creator>
              <dc:date>2015-07-08T02:23:00</dc:date>
            </office:change-info>
            <text:p text:style-name="P1"><text:span text:style-name="T1">s</text:span></text:p>
          </text:deletion>
        </text:changed-region>
        <text:changed-region xml:id="ct154069272" text:id="ct154069272">
          <text:insertion>
            <office:change-info>
              <dc:creator>Unknown Author</dc:creator>
              <dc:date>2015-07-09T17:05:00</dc:date>
            </office:change-info>
          </text:insertion>
        </text:changed-region>
        <text:changed-region xml:id="ct155934104" text:id="ct155934104">
          <text:insertion>
            <office:change-info>
              <dc:creator>Unknown Author</dc:creator>
              <dc:date>2015-07-09T17:21:00</dc:date>
            </office:change-info>
          </text:insertion>
        </text:changed-region>
        <text:changed-region xml:id="ct154541928" text:id="ct154541928">
          <text:insertion>
            <office:change-info>
              <dc:creator>Unknown Author</dc:creator>
              <dc:date>2015-07-08T21:59:00</dc:date>
            </office:change-info>
          </text:insertion>
        </text:changed-region>
        <text:changed-region xml:id="ct154646816" text:id="ct154646816">
          <text:insertion>
            <office:change-info>
              <dc:creator>Unknown Author</dc:creator>
              <dc:date>2015-07-09T02:53:00</dc:date>
            </office:change-info>
          </text:insertion>
        </text:changed-region>
        <text:changed-region xml:id="ct147553488" text:id="ct147553488">
          <text:insertion>
            <office:change-info>
              <dc:creator>Unknown Author</dc:creator>
              <dc:date>2015-07-08T17:46:00</dc:date>
            </office:change-info>
          </text:insertion>
        </text:changed-region>
        <text:changed-region xml:id="ct154613360" text:id="ct154613360">
          <text:insertion>
            <office:change-info>
              <dc:creator>Unknown Author</dc:creator>
              <dc:date>2015-07-08T17:50:00</dc:date>
            </office:change-info>
          </text:insertion>
        </text:changed-region>
        <text:changed-region xml:id="ct154613456" text:id="ct154613456">
          <text:deletion>
            <office:change-info>
              <dc:creator>Unknown Author</dc:creator>
              <dc:date>2015-07-08T17:46:00</dc:date>
            </office:change-info>
            <text:p text:style-name="P2"><text:span text:style-name="T2">.</text:span></text:p>
          </text:deletion>
        </text:changed-region>
        <text:changed-region xml:id="ct154652400" text:id="ct154652400">
          <text:insertion>
            <office:change-info>
              <dc:creator>Unknown Author</dc:creator>
              <dc:date>2015-07-09T08:20:00</dc:date>
            </office:change-info>
          </text:insertion>
        </text:changed-region>
        <text:changed-region xml:id="ct154680840" text:id="ct154680840">
          <text:insertion>
            <office:change-info>
              <dc:creator>Unknown Author</dc:creator>
              <dc:date>2015-07-08T17:58:00</dc:date>
            </office:change-info>
          </text:insertion>
        </text:changed-region>
        <text:changed-region xml:id="ct154680936" text:id="ct154680936">
          <text:deletion>
            <office:change-info>
              <dc:creator>Unknown Author</dc:creator>
              <dc:date>2015-07-08T17:58:00</dc:date>
            </office:change-info>
            <text:p text:style-name="P3"><text:span text:style-name="T3">used for further experiments.</text:span></text:p>
          </text:deletion>
        </text:changed-region>
        <text:changed-region xml:id="ct154645888" text:id="ct154645888">
          <text:insertion>
            <office:change-info>
              <dc:creator>Unknown Author</dc:creator>
              <dc:date>2015-07-08T16:14:00</dc:date>
            </office:change-info>
          </text:insertion>
        </text:changed-region>
        <text:changed-region xml:id="ct154661936" text:id="ct154661936">
          <text:deletion>
            <office:change-info>
              <dc:creator>Unknown Author</dc:creator>
              <dc:date>2015-07-08T16:28:00</dc:date>
            </office:change-info>
            <text:p text:style-name="P4"><text:span text:style-name="T4"/></text:p>
            <text:p text:style-name="P4"><text:span text:style-name="T4"/></text:p>
          </text:deletion>
        </text:changed-region>
        <text:changed-region xml:id="ct154619392" text:id="ct154619392">
          <text:insertion>
            <office:change-info>
              <dc:creator>Unknown Author</dc:creator>
              <dc:date>2015-07-08T23:51:00</dc:date>
            </office:change-info>
          </text:insertion>
        </text:changed-region>
        <text:changed-region xml:id="ct154660160" text:id="ct154660160">
          <text:insertion>
            <office:change-info>
              <dc:creator>Unknown Author</dc:creator>
              <dc:date>2015-07-08T17:51:00</dc:date>
            </office:change-info>
          </text:insertion>
        </text:changed-region>
        <text:changed-region xml:id="ct154618704" text:id="ct154618704">
          <text:insertion>
            <office:change-info>
              <dc:creator>Unknown Author</dc:creator>
              <dc:date>2015-07-08T17:41:00</dc:date>
            </office:change-info>
          </text:insertion>
        </text:changed-region>
        <text:changed-region xml:id="ct154680744" text:id="ct154680744">
          <text:insertion>
            <office:change-info>
              <dc:creator>Unknown Author</dc:creator>
              <dc:date>2015-07-08T16:28:00</dc:date>
            </office:change-info>
          </text:insertion>
        </text:changed-region>
        <text:changed-region xml:id="ct153524088" text:id="ct153524088">
          <text:deletion>
            <office:change-info>
              <dc:creator>Unknown Author</dc:creator>
              <dc:date>2015-07-08T17:38:00</dc:date>
            </office:change-info>
            <text:p text:style-name="P5"><text:span text:style-name="T5"/></text:p>
            <text:p text:style-name="P5"><text:span text:style-name="T5"/></text:p>
          </text:deletion>
        </text:changed-region>
        <text:changed-region xml:id="ct150898600" text:id="ct150898600">
          <text:insertion>
            <office:change-info>
              <dc:creator>Unknown Author</dc:creator>
              <dc:date>2015-07-08T18:30:00</dc:date>
            </office:change-info>
          </text:insertion>
        </text:changed-region>
        <text:changed-region xml:id="ct154537328" text:id="ct154537328">
          <text:insertion>
            <office:change-info>
              <dc:creator>Unknown Author</dc:creator>
              <dc:date>2015-07-08T18:34:00</dc:date>
            </office:change-info>
          </text:insertion>
        </text:changed-region>
        <text:changed-region xml:id="ct153525064" text:id="ct153525064">
          <text:insertion>
            <office:change-info>
              <dc:creator>Unknown Author</dc:creator>
              <dc:date>2015-07-08T18:35:00</dc:date>
            </office:change-info>
          </text:insertion>
        </text:changed-region>
        <text:changed-region xml:id="ct154659968" text:id="ct154659968">
          <text:insertion>
            <office:change-info>
              <dc:creator>Unknown Author</dc:creator>
              <dc:date>2015-07-08T18:37:00</dc:date>
            </office:change-info>
          </text:insertion>
        </text:changed-region>
        <text:changed-region xml:id="ct154677624" text:id="ct154677624">
          <text:insertion>
            <office:change-info>
              <dc:creator>Unknown Author</dc:creator>
              <dc:date>2015-07-08T18:39:00</dc:date>
            </office:change-info>
          </text:insertion>
        </text:changed-region>
        <text:changed-region xml:id="ct154680328" text:id="ct154680328">
          <text:insertion>
            <office:change-info>
              <dc:creator>Unknown Author</dc:creator>
              <dc:date>2015-07-08T18:38:00</dc:date>
            </office:change-info>
          </text:insertion>
        </text:changed-region>
        <text:changed-region xml:id="ct154477024" text:id="ct154477024">
          <text:insertion>
            <office:change-info>
              <dc:creator>Unknown Author</dc:creator>
              <dc:date>2015-07-08T18:42:00</dc:date>
            </office:change-info>
          </text:insertion>
        </text:changed-region>
        <text:changed-region xml:id="ct154474656" text:id="ct154474656">
          <text:insertion>
            <office:change-info>
              <dc:creator>Unknown Author</dc:creator>
              <dc:date>2015-07-08T18:43:00</dc:date>
            </office:change-info>
          </text:insertion>
        </text:changed-region>
        <text:changed-region xml:id="ct154639880" text:id="ct154639880">
          <text:insertion>
            <office:change-info>
              <dc:creator>Unknown Author</dc:creator>
              <dc:date>2015-07-08T18:44:00</dc:date>
            </office:change-info>
          </text:insertion>
        </text:changed-region>
        <text:changed-region xml:id="ct154468928" text:id="ct154468928">
          <text:insertion>
            <office:change-info>
              <dc:creator>Unknown Author</dc:creator>
              <dc:date>2015-07-08T18:45:00</dc:date>
            </office:change-info>
          </text:insertion>
        </text:changed-region>
        <text:changed-region xml:id="ct154670992" text:id="ct154670992">
          <text:insertion>
            <office:change-info>
              <dc:creator>Unknown Author</dc:creator>
              <dc:date>2015-07-08T18:46:00</dc:date>
            </office:change-info>
          </text:insertion>
        </text:changed-region>
        <text:changed-region xml:id="ct154479920" text:id="ct154479920">
          <text:deletion>
            <office:change-info>
              <dc:creator>Unknown Author</dc:creator>
              <dc:date>2015-07-08T23:57:00</dc:date>
            </office:change-info>
            <text:p text:style-name="P6">We further </text:p>
          </text:deletion>
        </text:changed-region>
        <text:changed-region xml:id="ct154481104" text:id="ct154481104">
          <text:insertion>
            <office:change-info>
              <dc:creator>Unknown Author</dc:creator>
              <dc:date>2015-07-08T23:57:00</dc:date>
            </office:change-info>
          </text:insertion>
        </text:changed-region>
        <text:changed-region xml:id="ct154475456" text:id="ct154475456">
          <text:deletion>
            <office:change-info>
              <dc:creator>Unknown Author</dc:creator>
              <dc:date>2015-07-08T23:57:00</dc:date>
            </office:change-info>
            <text:p text:style-name="P6">tested </text:p>
          </text:deletion>
        </text:changed-region>
        <text:changed-region xml:id="ct154472984" text:id="ct154472984">
          <text:insertion>
            <office:change-info>
              <dc:creator>Unknown Author</dc:creator>
              <dc:date>2015-07-08T23:57:00</dc:date>
            </office:change-info>
          </text:insertion>
        </text:changed-region>
        <text:changed-region xml:id="ct154684968" text:id="ct154684968">
          <text:deletion>
            <office:change-info>
              <dc:creator>Unknown Author</dc:creator>
              <dc:date>2015-07-08T23:58:00</dc:date>
            </office:change-info>
            <text:p text:style-name="P6">monitored the calcein leakage from the vesicles</text:p>
          </text:deletion>
        </text:changed-region>
        <text:changed-region xml:id="ct154691992" text:id="ct154691992">
          <text:insertion>
            <office:change-info>
              <dc:creator>Unknown Author</dc:creator>
              <dc:date>2015-07-08T23:58:00</dc:date>
            </office:change-info>
          </text:insertion>
        </text:changed-region>
        <text:changed-region xml:id="ct154482144" text:id="ct154482144">
          <text:insertion>
            <office:change-info>
              <dc:creator>Unknown Author</dc:creator>
              <dc:date>2015-07-08T23:06:00</dc:date>
            </office:change-info>
          </text:insertion>
        </text:changed-region>
        <text:changed-region xml:id="ct154733024" text:id="ct154733024">
          <text:insertion>
            <office:change-info>
              <dc:creator>Unknown Author</dc:creator>
              <dc:date>2015-07-09T01:25:00</dc:date>
            </office:change-info>
          </text:insertion>
        </text:changed-region>
        <text:changed-region xml:id="ct154481704" text:id="ct154481704">
          <text:insertion>
            <office:change-info>
              <dc:creator>Unknown Author</dc:creator>
              <dc:date>2015-07-09T01:42:00</dc:date>
            </office:change-info>
          </text:insertion>
        </text:changed-region>
        <text:changed-region xml:id="ct161717848" text:id="ct161717848">
          <text:insertion>
            <office:change-info>
              <dc:creator>Unknown Author</dc:creator>
              <dc:date>2015-07-09T17:22:00</dc:date>
            </office:change-info>
          </text:insertion>
        </text:changed-region>
        <text:changed-region xml:id="ct154769408" text:id="ct154769408">
          <text:insertion>
            <office:change-info>
              <dc:creator>Unknown Author</dc:creator>
              <dc:date>2015-07-09T17:23:00</dc:date>
            </office:change-info>
          </text:insertion>
        </text:changed-region>
        <text:changed-region xml:id="ct155175944" text:id="ct155175944">
          <text:insertion>
            <office:change-info>
              <dc:creator>Unknown Author</dc:creator>
              <dc:date>2015-07-09T17:24:00</dc:date>
            </office:change-info>
          </text:insertion>
        </text:changed-region>
        <text:changed-region xml:id="ct154777240" text:id="ct154777240">
          <text:insertion>
            <office:change-info>
              <dc:creator>Unknown Author</dc:creator>
              <dc:date>2015-07-09T17:25:00</dc:date>
            </office:change-info>
          </text:insertion>
        </text:changed-region>
        <text:changed-region xml:id="ct161564464" text:id="ct161564464">
          <text:insertion>
            <office:change-info>
              <dc:creator>Unknown Author</dc:creator>
              <dc:date>2015-07-09T17:26:00</dc:date>
            </office:change-info>
          </text:insertion>
        </text:changed-region>
        <text:changed-region xml:id="ct162829440" text:id="ct162829440">
          <text:insertion>
            <office:change-info>
              <dc:creator>Unknown Author</dc:creator>
              <dc:date>2015-07-09T17:28:00</dc:date>
            </office:change-info>
          </text:insertion>
        </text:changed-region>
        <text:changed-region xml:id="ct154151384" text:id="ct154151384">
          <text:insertion>
            <office:change-info>
              <dc:creator>Unknown Author</dc:creator>
              <dc:date>2015-07-09T17:29:00</dc:date>
            </office:change-info>
          </text:insertion>
        </text:changed-region>
        <text:changed-region xml:id="ct159142504" text:id="ct159142504">
          <text:insertion>
            <office:change-info>
              <dc:creator>Unknown Author</dc:creator>
              <dc:date>2015-07-09T17:30:00</dc:date>
            </office:change-info>
          </text:insertion>
        </text:changed-region>
        <text:changed-region xml:id="ct161608696" text:id="ct161608696">
          <text:insertion>
            <office:change-info>
              <dc:creator>Unknown Author</dc:creator>
              <dc:date>2015-07-09T17:40:00</dc:date>
            </office:change-info>
          </text:insertion>
        </text:changed-region>
        <text:changed-region xml:id="ct163617320" text:id="ct163617320">
          <text:insertion>
            <office:change-info>
              <dc:creator>Unknown Author</dc:creator>
              <dc:date>2015-07-09T17:41:00</dc:date>
            </office:change-info>
          </text:insertion>
        </text:changed-region>
        <text:changed-region xml:id="ct154987944" text:id="ct154987944">
          <text:insertion>
            <office:change-info>
              <dc:creator>Unknown Author</dc:creator>
              <dc:date>2015-07-09T17:42:00</dc:date>
            </office:change-info>
          </text:insertion>
        </text:changed-region>
        <text:changed-region xml:id="ct163971000" text:id="ct163971000">
          <text:insertion>
            <office:change-info>
              <dc:creator>Unknown Author</dc:creator>
              <dc:date>2015-07-09T17:43:00</dc:date>
            </office:change-info>
          </text:insertion>
        </text:changed-region>
        <text:changed-region xml:id="ct161719792" text:id="ct161719792">
          <text:insertion>
            <office:change-info>
              <dc:creator>Unknown Author</dc:creator>
              <dc:date>2015-07-09T17:44:00</dc:date>
            </office:change-info>
          </text:insertion>
        </text:changed-region>
        <text:changed-region xml:id="ct163538984" text:id="ct163538984">
          <text:insertion>
            <office:change-info>
              <dc:creator>Unknown Author</dc:creator>
              <dc:date>2015-07-09T17:48:00</dc:date>
            </office:change-info>
          </text:insertion>
        </text:changed-region>
        <text:changed-region xml:id="ct162891520" text:id="ct162891520">
          <text:insertion>
            <office:change-info>
              <dc:creator>Unknown Author</dc:creator>
              <dc:date>2015-07-09T17:54:00</dc:date>
            </office:change-info>
          </text:insertion>
        </text:changed-region>
        <text:changed-region xml:id="ct161555824" text:id="ct161555824">
          <text:insertion>
            <office:change-info>
              <dc:creator>Unknown Author</dc:creator>
              <dc:date>2015-07-09T17:57:00</dc:date>
            </office:change-info>
          </text:insertion>
        </text:changed-region>
        <text:changed-region xml:id="ct160946360" text:id="ct160946360">
          <text:insertion>
            <office:change-info>
              <dc:creator>Unknown Author</dc:creator>
              <dc:date>2015-07-09T17:58:00</dc:date>
            </office:change-info>
          </text:insertion>
        </text:changed-region>
        <text:changed-region xml:id="ct161140168" text:id="ct161140168">
          <text:insertion>
            <office:change-info>
              <dc:creator>Unknown Author</dc:creator>
              <dc:date>2015-07-09T18:10:00</dc:date>
            </office:change-info>
          </text:insertion>
        </text:changed-region>
        <text:changed-region xml:id="ct162964424" text:id="ct162964424">
          <text:insertion>
            <office:change-info>
              <dc:creator>Unknown Author</dc:creator>
              <dc:date>2015-07-09T18:11:00</dc:date>
            </office:change-info>
          </text:insertion>
        </text:changed-region>
        <text:changed-region xml:id="ct163540464" text:id="ct163540464">
          <text:insertion>
            <office:change-info>
              <dc:creator>Unknown Author</dc:creator>
              <dc:date>2015-07-09T18:15:00</dc:date>
            </office:change-info>
          </text:insertion>
        </text:changed-region>
        <text:changed-region xml:id="ct161717304" text:id="ct161717304">
          <text:insertion>
            <office:change-info>
              <dc:creator>Unknown Author</dc:creator>
              <dc:date>2015-07-09T18:16:00</dc:date>
            </office:change-info>
          </text:insertion>
        </text:changed-region>
        <text:changed-region xml:id="ct153595072" text:id="ct153595072">
          <text:insertion>
            <office:change-info>
              <dc:creator>Unknown Author</dc:creator>
              <dc:date>2015-07-09T18:17:00</dc:date>
            </office:change-info>
          </text:insertion>
        </text:changed-region>
        <text:changed-region xml:id="ct164223096" text:id="ct164223096">
          <text:insertion>
            <office:change-info>
              <dc:creator>Unknown Author</dc:creator>
              <dc:date>2015-07-09T18:20:00</dc:date>
            </office:change-info>
          </text:insertion>
        </text:changed-region>
        <text:changed-region xml:id="ct163629920" text:id="ct163629920">
          <text:insertion>
            <office:change-info>
              <dc:creator>Unknown Author</dc:creator>
              <dc:date>2015-07-09T18:22:00</dc:date>
            </office:change-info>
          </text:insertion>
        </text:changed-region>
        <text:changed-region xml:id="ct159219144" text:id="ct159219144">
          <text:insertion>
            <office:change-info>
              <dc:creator>Unknown Author</dc:creator>
              <dc:date>2015-07-09T18:23:00</dc:date>
            </office:change-info>
          </text:insertion>
        </text:changed-region>
        <text:changed-region xml:id="ct154636272" text:id="ct154636272">
          <text:insertion>
            <office:change-info>
              <dc:creator>Unknown Author</dc:creator>
              <dc:date>2015-07-08T23:30:00</dc:date>
            </office:change-info>
          </text:insertion>
        </text:changed-region>
        <text:changed-region xml:id="ct159267992" text:id="ct159267992">
          <text:insertion>
            <office:change-info>
              <dc:creator>Unknown Author</dc:creator>
              <dc:date>2015-07-09T16:25:00</dc:date>
            </office:change-info>
          </text:insertion>
        </text:changed-region>
        <text:changed-region xml:id="ct159566648" text:id="ct159566648">
          <text:insertion>
            <office:change-info>
              <dc:creator>Unknown Author</dc:creator>
              <dc:date>2015-07-09T16:23:00</dc:date>
            </office:change-info>
          </text:insertion>
        </text:changed-region>
        <text:changed-region xml:id="ct155014568" text:id="ct155014568">
          <text:insertion>
            <office:change-info>
              <dc:creator>Unknown Author</dc:creator>
              <dc:date>2015-07-09T15:26:00</dc:date>
            </office:change-info>
          </text:insertion>
        </text:changed-region>
        <text:changed-region xml:id="ct163818584" text:id="ct163818584">
          <text:insertion>
            <office:change-info>
              <dc:creator>Unknown Author</dc:creator>
              <dc:date>2015-07-09T15:27:00</dc:date>
            </office:change-info>
          </text:insertion>
        </text:changed-region>
        <text:changed-region xml:id="ct155655176" text:id="ct155655176">
          <text:insertion>
            <office:change-info>
              <dc:creator>Unknown Author</dc:creator>
              <dc:date>2015-07-09T15:28:00</dc:date>
            </office:change-info>
          </text:insertion>
        </text:changed-region>
        <text:changed-region xml:id="ct154648776" text:id="ct154648776">
          <text:insertion>
            <office:change-info>
              <dc:creator>Unknown Author</dc:creator>
              <dc:date>2015-07-08T23:10:00</dc:date>
            </office:change-info>
          </text:insertion>
        </text:changed-region>
        <text:changed-region xml:id="ct160956656" text:id="ct160956656">
          <text:insertion>
            <office:change-info>
              <dc:creator>Unknown Author</dc:creator>
              <dc:date>2015-07-09T17:30:00</dc:date>
            </office:change-info>
          </text:insertion>
        </text:changed-region>
        <text:changed-region xml:id="ct163695720" text:id="ct163695720">
          <text:insertion>
            <office:change-info>
              <dc:creator>Unknown Author</dc:creator>
              <dc:date>2015-07-09T17:42:00</dc:date>
            </office:change-info>
          </text:insertion>
        </text:changed-region>
        <text:changed-region xml:id="ct162955408" text:id="ct162955408">
          <text:insertion>
            <office:change-info>
              <dc:creator>Unknown Author</dc:creator>
              <dc:date>2015-07-09T17:54:00</dc:date>
            </office:change-info>
          </text:insertion>
        </text:changed-region>
        <text:changed-region xml:id="ct164232024" text:id="ct164232024">
          <text:insertion>
            <office:change-info>
              <dc:creator>Unknown Author</dc:creator>
              <dc:date>2015-07-09T18:20:00</dc:date>
            </office:change-info>
          </text:insertion>
        </text:changed-region>
        <text:changed-region xml:id="ct161258264" text:id="ct161258264">
          <text:insertion>
            <office:change-info>
              <dc:creator>Unknown Author</dc:creator>
              <dc:date>2015-07-09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ification, Labeling and Activity Assay Of C<text:span text:style-name="T98">ytolysin A</text:span> <text:change text:change-id="ct154509632"/><text:s/><text:span text:style-name="T1">Show</text:span><text:change text:change-id="ct154510624"/><text:span text:style-name="T1"> Potency And Lipid Phase Dependent Kinetics</text:span></text:p>
      <text:p text:style-name="P45">Vivek Rai<text:span text:style-name="T95">a</text:span> and Sandhya S. Visweswariah<text:span text:style-name="T95">b</text:span></text:p>
      <text:p text:style-name="P48"><text:span text:style-name="T94">a </text:span>Department of Biotechnology, Indian Institute of Technology Kharagpur, Kharagpur, <text:a xlink:type="simple" xlink:href="mailto:vivekrai@iitkgp.ac.in" text:style-name="Internet_20_link" text:visited-style-name="Visited_20_Internet_20_Link">vivekrai@iitkgp.ac.in</text:a></text:p>
      <text:p text:style-name="P47"><text:span text:style-name="T96">b </text:span><text:span text:style-name="T32">Department of M</text:span><text:span text:style-name="T31">olecular Reproduction, Development and Genetics, Indian Institute of Science, Bangalore, </text:span><text:a xlink:type="simple" xlink:href="mailto:sandhya@mrdg.iisc.ernet.in" text:style-name="Internet_20_link" text:visited-style-name="Visited_20_Internet_20_Link"><text:span text:style-name="T31">sandhya@mrdg.iisc.ernet.in</text:span></text:a></text:p>
      <text:p text:style-name="P46"/>
      <text:p text:style-name="P35">ABSTRACT</text:p>
      <text:p text:style-name="P12">Cytolysin A (ClyA; also known as HlyE or SheA) is a novel, pore forming toxin of bacterial or<text:span text:style-name="T100">i</text:span>gin <text:span text:style-name="T99">that acts as a potent virulence factor aiding in pathogenesis. Although, ClyA is a part of wider class of PFTs originating from distinct sources and having diverse structures, it can be broadly classified into the </text:span><text:span text:style-name="T9">α</text:span><text:span text:style-name="T99"> toxin family based on the secondary structure element spanning the lipid membrane. Recently, the soluble and pore structure of ClyA have been solved using X-Ray crystallography, revealing a radical conformation transition between the two structures. Upon insertion, ClyA undergoes a transformation involving almost 55% of its residues, reducing the core four-helix bundle in the monomer to an elongated three helix bundle. In an ongoing work characterizing <text:s/>a region of ClyA, the solvent exposed C-terminus has been found to tightly regulate the pore formation and channel activity of the toxin. In this current work, we discuss the methods to purify, label and test the activity of unlabeled and labeled ClyA Q56C mutant toxin. Interestingly, we also observe a lipid phase dependent kinetics of the toxin with the Calcein release assays. This study will pave way for further imaging and kinetic studies crucial for understanding the underlying mechanism of large conformational changes and role of important structural regions of the toxin.</text:span></text:p>
      <text:p text:style-name="P36">INTRODUCTION</text:p>
      <text:p text:style-name="P71"><text:span text:style-name="T45">Pore forming toxin are a class of proteins that are able to disrupt the crucial </text:span><text:span text:style-name="T62">lipid </text:span><text:span text:style-name="T45">barrier between a cell and its surrounding environment, resulting in unregulated efflux of ions and important molecules such as ATP, </text:span><text:span text:style-name="T60">toxin influx</text:span><text:span text:style-name="T45"> or </text:span><text:span text:style-name="T61">induction of apoptosis</text:span><text:span text:style-name="T45">.(Pradeep</text:span><text:span text:style-name="T60">'</text:span><text:span text:style-name="T45">s paper 1-4). </text:span><text:span text:style-name="T59">A rather diverse set of these proteins have been reported, majority of them being bacterial in origin e.g., </text:span><text:span text:style-name="T68"><text:s/>E. coli </text:span><text:span text:style-name="T74">Cytolysin A, </text:span><text:span text:style-name="T68">Staphylococcus aureus </text:span><text:span text:style-name="T74">alpha-hemolysin, </text:span><text:span text:style-name="T68">Vibrio cholerae </text:span><text:span text:style-name="T74">Cytolysin, although examples in sea anemones (equinatoxin II), mushrooms (Flammutoxin) and mammals (Perforin) also exist. Besides </text:span><text:span text:style-name="T75">their </text:span><text:span text:style-name="T74">potent role as virulence factors aiding in pathogenesis of the bacteria like pneumolysin and alpha-hemolysin, they are also known to participate in diverse cellular functions.</text:span></text:p>
      <text:p text:style-name="P71"><text:span text:style-name="T74"/></text:p>
      <text:p text:style-name="P72"><text:span text:style-name="T74">T</text:span><text:span text:style-name="T71">his ubiquitous </text:span><text:span text:style-name="T76">presence of proteins, however, is very contrasting to the amount of details present for them. Fortunately, crystal structure elucidation and biochemical analyses have revealed intriguing information about the structure and function correlation of the PFTs. Unlike other membrane proteins which are inserted into the membrane upon synthesis, these proteins are made in water-soluble form, and switch to a distinct conformational state upon exposure to membrane. </text:span><text:soft-page-break/><text:span text:style-name="T76">This induces the further assembly and oligomerisation of monomers, followed by an insertion into the membrane </text:span><text:span text:style-name="T77">and its permeali</text:span><text:span text:style-name="T78">s</text:span><text:span text:style-name="T77">ation.</text:span><text:span text:style-name="T76"> </text:span><text:span text:style-name="T77">The ability of PFTs to exist in this bi-stable state (membrane and aqueous) is suggestive of </text:span><text:span text:style-name="T79">the extensive conformat</text:span><text:span text:style-name="T80">i</text:span><text:span text:style-name="T79">onal pliability and possibly a consequence of their unknown unique folds.</text:span></text:p>
      <text:p text:style-name="P71"><text:span text:style-name="T74"/></text:p>
      <text:p text:style-name="P73"><text:span text:style-name="T74">T</text:span><text:span text:style-name="T71">he pores derived from the soluble pore-forming proteins can be classified broadly into alpha and beta toxins based on the secondary structure elements that span the membrane. The structure of the pores in latter </text:span><text:span text:style-name="T81">class have remained a mystery for long due to failed attempt at obtaining low resolution crystal structure. However, recently, the </text:span><text:span text:style-name="T56">high resolution structures for both the monomer</text:span><text:span text:style-name="T57">1</text:span><text:span text:style-name="T56"> and the pore-complex</text:span><text:span text:style-name="T57">2</text:span><text:span text:style-name="T56"> </text:span><text:span text:style-name="T63">of ClyA </text:span><text:span text:style-name="T64">(34 kDa) </text:span><text:span text:style-name="T63">were made available; essentially making it the only</text:span><text:span text:style-name="T56"> </text:span><text:span text:style-name="T58">α</text:span><text:span text:style-name="T56">-PFT </text:span><text:span text:style-name="T63">with such privileges. ClyA is present in the genome of </text:span><text:span text:style-name="T69">E. coli </text:span><text:span text:style-name="T81">and orthologs </text:span><text:span text:style-name="T82">of the protein exist in </text:span><text:span text:style-name="T70">Salmonella enterica, Serovars typhi </text:span><text:span text:style-name="T82">and </text:span><text:span text:style-name="T70">paratyphi, </text:span><text:span text:style-name="T82">and </text:span><text:span text:style-name="T70">Shigella flexneri</text:span><text:span text:style-name="T82">.</text:span><text:span text:style-name="T81"> </text:span><text:span text:style-name="T63"><text:s/></text:span><text:span text:style-name="T56">In addition, the fact that membrane binding and oligomerisation of this toxin can be induced </text:span><text:span text:style-name="T67">in vitro</text:span><text:span text:style-name="T72">, makes it an ideal candidate for investigating the assembly mechanism. </text:span></text:p>
      <text:p text:style-name="P73"><text:span text:style-name="T72"/></text:p>
      <text:p text:style-name="P74"><text:span text:style-name="T72">A </text:span><text:span text:style-name="T71">comparison of the ClyA promoter and monomer structure revealed a conformational transformation of almost 55% of total residues, one of the largest known till date. Upon exposure to membrane, the core four-helix bundle in monomer is reduce to an elongated three-helix bundle, yet preserving the overall helical nature. </text:span><text:span text:style-name="T83">The monomers then <text:s/>assemble to form an iris-like barrel structure, </text:span><text:span text:style-name="T85">typically consisting of 12 subunits</text:span><text:span text:style-name="T83">. </text:span><text:span text:style-name="T84">Initial reports proposed a sequential assembly mechanism of the ClyA monomer, thought to occur through three main stages – </text:span><text:span text:style-name="T86">membrane binding, conformation change and oligomerisation, and pore formation and insertion; </text:span><text:span text:style-name="T87">as shown in figure xx.</text:span></text:p>
      <text:p text:style-name="P73"><text:span text:style-name="T87">These ideas were further probed using several </text:span><text:span text:style-name="T73">sensitive approaches like two-focus fluorescence correlation spectroscopy (2f-FCS)3, stopped-flow circular dichroism (CD) and photo-induced crosslinking4</text:span><text:span text:style-name="T89">. Recently, use of </text:span><text:span text:style-name="T90">s</text:span><text:span text:style-name="T89">ingle-molecule Forster resonance energy transfer (FRET) has elucidated </text:span><text:span text:style-name="T91">a mechanism suggesting a non-sequential assembly of protomers where higher oligomers are shown to form mainly by the dimerisation of smaller oligomers, majority of them ranging from tetramers to octamers. </text:span><text:span text:style-name="T92">These studies emphasized that while a dodecameric complex was resolved using crystal structures, the octameric and 13-meric assembly of monomers as seen in electron microscopy images, can be a result of the inherent non-sequential mechanism of the assembly.</text:span><text:change-start text:change-id="ct154069272"/></text:p>
      <text:p text:style-name="P73"><text:span text:style-name="T92"/></text:p>
      <text:p text:style-name="P75"><text:change-end text:change-id="ct154069272"/><text:span text:style-name="T88">In the current work, we purify and investigate a mutant ClyA protein, having its glutamine residue at 56</text:span><text:span text:style-name="T97">th</text:span><text:span text:style-name="T88"> position replaced by cystein. This potency of this protein is investigated before and after labeling with a fluorophore dye and activity is ascertained using calcein leakage and hemolytic assay. </text:span><text:span text:style-name="T93">We also observe that the ClyA protein shows a lipid phase dependent kinetics suggesting a strong interaction with its neighboring lipid environment. </text:span><text:span text:style-name="T93"><office:annotation office:name="__Annotation__1674_1509073244"><dc:creator>Unknown Author</dc:creator><dc:date>2015-07-09T17:21:06.081359053</dc:date><text:list text:style-name=""><text:list-item><text:p text:style-name="P83"><text:span text:style-name="T181">Move to result?</text:span></text:p></text:list-item></text:list></office:annotation></text:span><text:span text:style-name="T93">This interaction could provide more insight into the structure, stability and function modulation of the toxin.</text:span><text:change-start text:change-id="ct155934104"/><office:annotation-end office:name="__Annotation__1674_1509073244"/><text:change-end text:change-id="ct155934104"/></text:p>
      <text:p text:style-name="P36">METHODS</text:p>
      <text:p text:style-name="P38">Re<text:span text:style-name="T127">covery, amplification and verification of His-ClyA Q56C plasmid</text:span></text:p>
      <text:p text:style-name="P13">Plasmid encoding His-ClyA Q56C <text:span text:style-name="T128">sequence </text:span>was obtained from <text:span text:style-name="T128">Dr. </text:span>xx <text:span text:style-name="T129">on Whatman 3 mm filter paper. These pET11a plasmids were recovered by washing the paper with TE buffer (pH 8.0) </text:span>and <text:span text:style-name="T129">then</text:span> used for <text:span text:style-name="T129">heat-shock </text:span>transformation of DH<text:span text:style-name="T129">10</text:span> <text:span text:style-name="T129">beta </text:span><text:span text:style-name="T101">E. coli </text:span><text:span text:style-name="T105">strain</text:span><text:span text:style-name="T107"> (</text:span><text:span text:style-name="T105">available in the lab</text:span><text:span text:style-name="T107">)</text:span><text:span text:style-name="T105">. After spread plating and overnight growth, a single colony was picked up and used to inoculate 3 ml </text:span><text:span text:style-name="T106">of</text:span><text:span text:style-name="T105"> LB media. </text:span><text:span text:style-name="T107">The media was left in a shaker incubator at 180 rpm for 12 hours of growth. Plasmids were then extracted from the culture using alkaline lysis method (mini preparation) and stored in TE buffer (pH </text:span><text:soft-page-break/><text:span text:style-name="T107">8.0) containing 20 ug/ml of DNase free RNase A.</text:span></text:p>
      <text:p text:style-name="P13"/>
      <text:p text:style-name="P14"><text:span text:style-name="T107">T</text:span><text:span text:style-name="T105">o verify that the amplified plasmid indeed had our target insert, a double restriction digestion </text:span><text:span text:style-name="T108">was performed using the NdeI and BamHI restriction enzymes for 5' (</text:span><text:span text:style-name="T109">CAT</text:span><text:span text:style-name="T108">) and 3' (</text:span><text:span text:style-name="T109">GGATCC</text:span><text:span text:style-name="T108">) sites immediately flanking the insert sequence. 2X Tango buffer, and 2 fold excess of NdeI and BamHI each were chosen for reaction mixture based on the recommendations of Double Digest tool. After three hours of incubation at 37*C, a 1% </text:span><text:span text:style-name="T109">A</text:span><text:span text:style-name="T108">garose gel was run to confirm the presence of insert. </text:span><office:annotation office:name="__Fieldmark__147_585308196"><dc:creator>Unknown Author</dc:creator><dc:date>2015-07-06T11:48:51</dc:date><text:list text:continue-numbering="true" text:style-name=""><text:list-item><text:p>Add to result?</text:p></text:list-item></text:list></office:annotation><text:span text:style-name="T108">Two bands corresponding to 1 kb insert size and 6 kb rest DNA were observed.</text:span><office:annotation-end office:name="__Fieldmark__147_585308196"/></text:p>
      <text:p text:style-name="P37">Expression, purification and characterization of His-ClyA Q56C and His-ClyA</text:p>
      <text:p text:style-name="P56"><text:span text:style-name="T29">Expression </text:span><text:span text:style-name="T27">Plasmids (pET11a, </text:span><text:span text:style-name="T142">Merck Millipore</text:span><text:span text:style-name="T27">) extracted in previous step were used to transform </text:span><text:span text:style-name="T28">E.coli </text:span><text:span text:style-name="T22">BL21 endo- cells </text:span><text:span text:style-name="T23">(available in lab)</text:span><text:span text:style-name="T22">, </text:span><text:span text:style-name="T24">spread plated and left for overnight growth at 37*C. The colonies obtained after 12 hours were scratched off the agar surface and grown in Terrific Broth (Pronadisa) media at 37*C, </text:span><text:span text:style-name="T25">180 rpm</text:span><text:span text:style-name="T24"> in a shaker incubator. Once the OD600 of the culture reached around 2, protein expression was induced by addition of 500 um of isopropyl thiogalactopyranoside (IPTG) for 12 h at 16*C. </text:span></text:p>
      <text:p text:style-name="P17"/>
      <text:p text:style-name="P55"><text:span text:style-name="T20">P</text:span><text:span text:style-name="T21">urification </text:span><office:annotation office:name="__Fieldmark__303_915043813"><dc:creator>Unknown Author</dc:creator><dc:date>2015-07-07T11:47:30</dc:date><text:list text:continue-numbering="true" text:style-name=""><text:list-item><text:p>Should cite previous literature?</text:p></text:list-item></text:list></office:annotation><text:span text:style-name="T142">Cells were lysed by sonication in buffer containing 100 mM Tris–HCl (pH 8.0), </text:span><text:span text:style-name="T143">20</text:span><text:span text:style-name="T142"> mM b-mercaptoethanol, 100 mM NaCl, 1 mM benzamidine, 2 mM phenylmethylsulfonyl </text:span><text:span text:style-name="T143">f</text:span><text:span text:style-name="T142">uoride and 10% glycerol. Centrifugation was carried out at 30 000 g and the cell-free extract was interacted with nickel–nitrilotriacetic acid beads. Beads were washed with buffer containing 100 mM Tris– HCl (pH 8.0), </text:span><text:span text:style-name="T143">20</text:span><text:span text:style-name="T142"> mM b-mercaptoethanol, 500 mM NaCl, 20 mM imidazole to remove nonspeci</text:span><text:span text:style-name="T143">fi</text:span><text:span text:style-name="T142">c proteins on the beads. His6 ClyA </text:span><text:span text:style-name="T143">Q56C</text:span><text:span text:style-name="T142"> was eluted in buffer containing 100 mM Tris–HCl (pH 8.0), </text:span><text:span text:style-name="T144">20</text:span><text:span text:style-name="T142"> mM b-mercaptoethanol, 100 mM NaCl, 300 mM imidazole, 10% glycerol</text:span><text:span text:style-name="T143">. </text:span><office:annotation-end office:name="__Fieldmark__303_915043813"/><text:span text:style-name="T143">The purified protein was concentrated with an Amicon 8050 concentrator (Danvers, MA) ultrafiltration unit equipped with a regenerated nitrocellulose filter (Millipore Corp., Bedford, MA) with a molecular mass cut-off of 10 kDa. </text:span><text:span text:style-name="T145">This high concentration of reducing agent (b-mercaptethanol) was necessary only for the mutant protein because of an extra Cystein mutation. The ClyA WT protein could be purified in buffers containing only 5 mM of B-Me.</text:span></text:p>
      <text:p text:style-name="P29"/>
      <text:p text:style-name="P30"><text:span text:style-name="T105">Gel filtration </text:span><text:span text:style-name="T124">Gel filtration was carried out in buffer containing 100 mM Tris-Hcl (pH 8.0), 20 mM B-mercaptoethanol, 100 mM NaCl and 10% glycerol on an AKTA fast protein liquid chromatography system (GE Healthcare) using a Superose 12 column (GE Healthcare). The run was performed at 4*c at a flow rate of xx and three peaks were observed. The fractions</text:span><text:span text:style-name="T125"> collected corresponding to highest peak </text:span><text:span text:style-name="T126">were</text:span><text:span text:style-name="T125"> most likely to contain our monomeric protein.</text:span></text:p>
      <text:p text:style-name="P29"/>
      <text:p text:style-name="P50"><text:span text:style-name="T33">Verification </text:span><text:span text:style-name="T34">The eluted fractions were run on a 12% poly-acrylamide gel in the Tris-Glycine-SDS buffer. </text:span><text:span text:style-name="T35">Electrophoresis was carried out at 200 V (constant voltage) for one hour. The gel was stained by Co</text:span><text:span text:style-name="T36">o</text:span><text:span text:style-name="T35">massie </text:span><text:span text:style-name="T36">stain solution </text:span><text:span text:style-name="T30">(</text:span><text:span text:style-name="T149">0.1% Coomassie Brilliant Blue R-250, </text:span><text:span text:style-name="T150">3</text:span><text:span text:style-name="T149">0% methanol and 10% glacial acetic acid</text:span><text:span text:style-name="T30">) </text:span><text:span text:style-name="T35">and destained </text:span><text:span text:style-name="T36">using </text:span><text:span text:style-name="T37">a </text:span><text:span text:style-name="T36">solution </text:span><text:span text:style-name="T37">containing </text:span><text:span text:style-name="T35">30% methanol and 10% acetic acid until the bands became visible. </text:span><text:span text:style-name="T38">Protein </text:span><text:span text:style-name="T39">concentration was estimated</text:span><text:span text:style-name="T38"> </text:span><text:span text:style-name="T39">by</text:span><text:span text:style-name="T38"> </text:span><text:span text:style-name="T39">Bradford protein assay.</text:span></text:p>
      <text:p text:style-name="P43">Hemolytic activity</text:p>
      <text:p text:style-name="P15">Rabbit erythrocytes were washed and a packed volume was diluted 1:100 v/v in 1x PBS (pH 7.3; 10 mM; Phosphate Buffer Saline). Varying concentrations of ClyA Q56C were added to 1 ml of this suspension and placed in shaking incubator at 37*C for 1 h. Cells were pelleted by centrifugation at 5000 rpm for 1 minute and hemoglobin released in the supernatant was quantified by <text:soft-page-break/>spectro<text:change-start text:change-id="ct154541928"/><text:span text:style-name="T160">photo</text:span><text:change-end text:change-id="ct154541928"/>metric detection <text:span text:style-name="T130">at 570 nm.</text:span></text:p>
      <text:p text:style-name="P39">Calcein leakage assay</text:p>
      <text:p text:style-name="P49"><text:span text:style-name="T41">Preparation of small unilamellar vesicles (SUVs) </text:span><text:span text:style-name="T42">Small unilamellar vesicles (SUVs) were </text:span><text:span text:style-name="T43">formed by the gentle hydration method. A solution of DOPC/Cholesterol (1:1, 10 mM; Avanti Polar Lipids) dissolved in choloform was taken in a cleaned glass vial. This solution was then placed in a vacuum desiccator till all the organic solvent was expelled to yield a thin lipid film. The lipid film was hydrated by addition of </text:span><office:annotation office:name="__Fieldmark__156_585308196"><dc:creator>Unknown Author</dc:creator><dc:date>2015-07-06T14:24:56</dc:date><text:list text:continue-numbering="true" text:style-name=""><text:list-item><text:p>Or buffer?</text:p></text:list-item></text:list></office:annotation><text:span text:style-name="T43">pre-warmed Mili-Q water</text:span><office:annotation-end office:name="__Fieldmark__156_585308196"/><text:span text:style-name="T43"> and xx mM Calcein and left to swell overnight (aging). This resulted in formation of cloudy solution consisting of multilamellar vesicles (MUVs). For down sizing of the MUVs, the cloudy suspension was subjected to sonication using probe sonicator (Branson Ultrasonics, 400 W) at 30% amplitude for 2 min (2 sec pulse and 2 sec rest), resulting in slightly hazy transparent solution. Often, using a sonicator tends to release titanium particles in the solution, which were removed by centrifugation at 13000 rpm for 10 minutes. 100 </text:span><text:span text:style-name="T40">μ</text:span><text:span text:style-name="T43">l of the supernatant was run through a G50 coarse bead packed column to remove the free dye and collect fractions containing SUVs. These SUVs were used for further experiments. The same method was followed for preparing SUVs from DPPC</text:span><text:change-start text:change-id="ct154646816"/><text:span text:style-name="T43"> (</text:span><text:span text:style-name="T158">dipalmitoylphosphatidylcholin</text:span><text:span text:style-name="T159">) </text:span><text:change-end text:change-id="ct154646816"/><text:span text:style-name="T43">/DOPC/Cholesterol (1:1:1, 10 mM; Avanti Polar Lipids) mixture and DPPC/Cholesterol (1:1, 10 mM; Avanti Polar Lipids) mixture.</text:span></text:p>
      <text:p text:style-name="P16"/>
      <text:p text:style-name="P28"><text:span text:style-name="T139">Testing the vesicles</text:span> <text:span text:style-name="T131">To test whether Calcein has actually been incorporated inside the vesicles </text:span><text:span text:style-name="T133">in a concentration that self quenches</text:span><text:span text:style-name="T131">, </text:span><text:span text:style-name="T132">a fraction of vesicles was disrupted by adding Triton X (source?) </text:span><text:span text:style-name="T133">while other was kept as control. The fluorescence values were then measured and compared to each other. A significant increase </text:span><text:span text:style-name="T134">of the value</text:span><text:span text:style-name="T133"> </text:span><text:span text:style-name="T138">for </text:span><text:span text:style-name="T133">disrupt</text:span><text:span text:style-name="T134">ed vesicles indicate proper self-quenching behavior of the Calcein dye inside the vesicles. Additionally, a dynamic light scattering experiment (</text:span><text:span text:style-name="T136">Malve</text:span><text:span text:style-name="T137">r</text:span><text:span text:style-name="T136">n </text:span><text:span text:style-name="T135">Zetasizer uV</text:span><text:span text:style-name="T134">) was also performed </text:span><text:span text:style-name="T137">t</text:span><text:span text:style-name="T134">o estimate the mean vesicle size.</text:span></text:p>
      <text:p text:style-name="P18"/>
      <text:p text:style-name="P31">Incubation with protein <text:span text:style-name="T131">The vesicles (100 </text:span><text:span text:style-name="T11">μ</text:span><text:span text:style-name="T131">l) were incubated with 5 </text:span><text:span text:style-name="T11">μ</text:span><text:span text:style-name="T131">g of both the ClyA and ClyA Q56C for all three types of vesicles (DPPC/DOPC/Chol, DPPC/Chol, DOPC/Chol), along with positive and negative controls, and leakage was monitored at 520 nm with 490 nm excitation wavelength using a Tecan microplate reader (Infinite M200 PRO).</text:span></text:p>
      <text:p text:style-name="P40">Labeling the protein</text:p>
      <text:p text:style-name="P9"/>
      <text:p text:style-name="P2"><text:span text:style-name="T2">Bef</text:span>or<text:span text:style-name="T2">e</text:span> labeling, the protein had to be <text:span text:style-name="T154">dialysed</text:span> and made free of any reducing agents that <text:span text:style-name="T140">might interfere with the labeling process. A microdialyser (Pierce System 500) containing standard buffer was used to remove the reducing agent from 150 </text:span><text:span text:style-name="T10">μ</text:span><text:span text:style-name="T140">l of protein sample and yield protein suitable for labeling reaction. In the next step, Cy3 dye (Life Technologies) dissolved in xx was added at a molar ratio of p:q of dye:protein to label the first cystein residue. </text:span>The reaction was performed at 22 C for 30 min and quenched by the addition of DTT (100 mM final concentration)<office:annotation office:name="__Fieldmark__258_660686623"><dc:creator>Unknown Author</dc:creator><dc:date>2015-07-06T17:21:39</dc:date><text:list text:continue-numbering="true" text:style-name=""><text:list-item><text:p>Expand and describe the exact experimental process.</text:p></text:list-item></text:list></office:annotation>.<office:annotation-end office:name="__Fieldmark__258_660686623"/><text:span text:style-name="T157">The protein was concentrated to a final concentration of 20-50 mM and the u</text:span>nreacted dye was removed by Vivaspin 10-kDa molecular weight cut-off centrifugal filter (Vivaproducts). <text:span text:style-name="T2">The activity of labeled protein was monitored using the Calcein leakage assay</text:span><text:change-start text:change-id="ct147553488"/><text:span text:style-name="T2"> by excitation </text:span><text:change-end text:change-id="ct147553488"/><text:change-start text:change-id="ct154613360"/><text:span text:style-name="T2">using 550 nm laser line</text:span><text:change-end text:change-id="ct154613360"/><text:change text:change-id="ct154613456"/></text:p>
      <text:p text:style-name="P70">RESULTS<text:change-start text:change-id="ct154652400"/></text:p>
      <text:p text:style-name="P57"><text:change-end text:change-id="ct154652400"/><text:span text:style-name="T4">Expression and purification of ClyA, </text:span><text:span text:style-name="T18">ClyA</text:span><text:span text:style-name="T4"> Q56C</text:span></text:p>
      <text:p text:style-name="P58"><text:span text:style-name="T146">ClyA and </text:span><text:span text:style-name="T147">C</text:span><text:span text:style-name="T146">lyA Q56C mutant were purified to homogeneity by nickel affinity chromatography. The </text:span><text:soft-page-break/><text:span text:style-name="T146">mutant protein did not show any dramatic decrease in yield compared to C-terminal mutants, suggesting no structural instability within the protein due to mutation (Fig. xx). Size-exclusion chromatography of both the proteins revealed a single prominent monomer peak indicating no aberrant aggregation products as observed in Fig. xx. A Bradford protein assay on both samples gave a concentration of 1 mg/ml concentration for ClyA and .42 mg/ml for ClyA Q56C respectively which was subsequently used for all further experiments.</text:span></text:p>
      <text:p text:style-name="P51"/>
      <text:p text:style-name="P51">[ Figure of conc. Dependent SDS-PAGE run ] [ Figure of Gel filtration of both proteins ]</text:p>
      <text:p text:style-name="P33">Hemolytic activity of ClyA Q56C</text:p>
      <text:p text:style-name="P3">Activity of ClyA and ClyA Q56C were assessed by hemolysis assay on RBC erythrocytes. A dose of 0.1 <text:span text:style-name="T10">μ</text:span><text:span text:style-name="T12">g – 2 </text:span><text:span text:style-name="T10">μ</text:span><text:span text:style-name="T12">g/ml </text:span><text:span text:style-name="T13">was tested for both of the proteins and dose response curve was plotted. From the curves, it can be seen that both proteins show similar pattern of lysis with critical activity <text:s/>concentration around 200 – 250 ng/ml for lysis to ensue.</text:span><office:annotation office:name="__Annotation__513_1012935764"><dc:creator>Unknown Author</dc:creator><dc:date>2015-07-08T02:11:14</dc:date><text:list text:continue-numbering="true" text:style-name=""><text:list-item><text:p text:style-name="P84"><text:span text:style-name="T182">Talk about adding extra reducing agent to see activity?</text:span></text:p></text:list-item></text:list></office:annotation><text:span text:style-name="T13"> </text:span><office:annotation-end office:name="__Annotation__513_1012935764"/><text:span text:style-name="T14">This also conforms with the experiments reported in literature and previously performed within the lab itself. Clearly, </text:span><text:span text:style-name="T13">It </text:span><text:span text:style-name="T14">can be understood that </text:span><text:span text:style-name="T13">the dose response curve that the Q56C mutation in ClyA </text:span><text:span text:style-name="T14">has not </text:span><text:span text:style-name="T13">compromise hemolytic activity and can be </text:span><text:change-start text:change-id="ct154680840"/><text:span text:style-name="T15">put forth for labeling. </text:span><text:change-end text:change-id="ct154680840"/><text:change text:change-id="ct154680936"/><text:change-start text:change-id="ct154645888"/></text:p>
      <text:p text:style-name="P4"><text:change-end text:change-id="ct154645888"/><text:span text:style-name="T16">A labeled </text:span><text:span text:style-name="T19">and</text:span><text:span text:style-name="T16"> potent toxin </text:span><text:span text:style-name="T4">ClyA Q56C – Cy3</text:span><text:change text:change-id="ct154661936"/><text:span text:style-name="T148">After labeling the mutant protein with Cy3 dye, the activity was monitored by a calcein leakage assay.</text:span><text:change-start text:change-id="ct154619392"/><text:span text:style-name="T148"> </text:span><text:change-end text:change-id="ct154619392"/><text:span text:style-name="T148">The toxin was incubated with DPPC:DOPC:Cholesterol vesicles and similar activity could be observed as show in Fig pq. This established that our labeled protein is potent and exhibits activity as observed before for wild-type ClyA and unlabeled ClyA Q56C.</text:span><text:change-start text:change-id="ct154660160"/></text:p>
      <text:p text:style-name="P59"><text:change-end text:change-id="ct154660160"/><text:change-start text:change-id="ct154618704"/></text:p>
      <text:p text:style-name="P41"><text:change-end text:change-id="ct154618704"/><text:change-start text:change-id="ct154680744"/><text:span text:style-name="T47">[</text:span><text:span text:style-name="T48">Figure of leakage data performed with ClyA 56C and ClyA 56C-Cy3</text:span><text:span text:style-name="T47">]</text:span><text:change-end text:change-id="ct154680744"/></text:p>
      <text:p text:style-name="P5">Lipid phase dependent kinetics <office:annotation office:name="__Fieldmark__261_1272344706"><dc:creator>Unknown Author</dc:creator><dc:date>2015-07-06T17:49:19</dc:date><text:list text:continue-numbering="true" text:style-name=""><text:list-item><text:p>Redundant?</text:p></text:list-item></text:list></office:annotation>of Cly<text:span text:style-name="T153">A</text:span><office:annotation-end office:name="__Fieldmark__261_1272344706"/><text:change text:change-id="ct153524088"/><text:change-start text:change-id="ct150898600"/><text:span text:style-name="T5">P</text:span><text:span text:style-name="T49">revious studies have established that the folding, structure and function of membrane</text:span><text:change-end text:change-id="ct150898600"/><text:change-start text:change-id="ct154537328"/><text:span text:style-name="T49"> proteins are influenced by their lip</text:span><text:change-end text:change-id="ct154537328"/><text:change-start text:change-id="ct153525064"/><text:span text:style-name="T49">id environments</text:span><text:change-end text:change-id="ct153525064"/><text:change-start text:change-id="ct154659968"/><text:span text:style-name="T49">, and that the specific composition of lipid membrane </text:span><text:change-end text:change-id="ct154659968"/><text:change-start text:change-id="ct154677624"/></text:p>
      <text:p text:style-name="P20"><text:change-end text:change-id="ct154677624"/><text:change-start text:change-id="ct154680328"/></text:p>
      <text:p text:style-name="P42"><text:change-end text:change-id="ct154680328"/><text:change-start text:change-id="ct154477024"/><text:span text:style-name="T45">Based on </text:span><text:change-end text:change-id="ct154477024"/><text:change-start text:change-id="ct154474656"/><text:span text:style-name="T45">previous studies to use supported </text:span><text:change-end text:change-id="ct154474656"/><text:change-start text:change-id="ct154639880"/><text:span text:style-name="T45">…</text:span></text:p>
      <text:p text:style-name="P21"/>
      <text:p text:style-name="P21"><text:change-end text:change-id="ct154639880"/><text:change-start text:change-id="ct154468928"/>The activity of ClyA WT and ClyA Q56C was also assessed by a calcein leakage assay. We created lipid vesicles with two different composition<text:change-end text:change-id="ct154468928"/><text:change-start text:change-id="ct154670992"/></text:p>
      <text:p text:style-name="P21"/>
      <text:p text:style-name="P42"><text:change-end text:change-id="ct154670992"/><text:span text:style-name="T45">The pore forming ability of both the proteins was also assessed using a calcein release assay. </text:span><text:span text:style-name="T50">There have been numerous studies that established a protein structure and function modulation by the </text:span><text:span text:style-name="T51">co-existence of different phases, as regulated by the dynamic composition of the lipid membrane. In an attempt to study such effects, we prepared lipid vesicles </text:span><text:span text:style-name="T53">with two distinct lipid compositions</text:span><text:span text:style-name="T51">. One containing a DOPC:Cholesterol mixture (a two component system) and other containing DPPC in addition (a three component system). Both the purified proteins, ClyA WT and ClyA Q56C, were </text:span><text:span text:style-name="T52">tested for activity by monitoring a time-dependent </text:span><text:span text:style-name="T65">response in terms of calcein leakage from the </text:span><text:span text:style-name="T66">two types of </text:span><text:span text:style-name="T65">vesicles.</text:span></text:p>
      <text:p text:style-name="P32"/>
      <text:p text:style-name="P65">[ Figure of ClyA WT in DPPC/DOPC, fit equation ]</text:p>
      <text:p text:style-name="P66"><text:soft-page-break/></text:p>
      <text:p text:style-name="P44"><text:span text:style-name="T54">A</text:span><text:span text:style-name="T45">s can be seen from the figure pq, ClyA WT protein when incubated with two different kind of lipid vesicles, shows two distinct activity pattern. The activity in DOPC:Cholesterol two component vesicles shows a double exponential behavior with quick rise (fast time constant) followed by plateau of activity (slow, while activity in DPPC:DOPC:Cholesterol three component vesicles shows </text:span><text:span text:style-name="T55">a gradual exponential rise in the activity.</text:span></text:p>
      <text:p text:style-name="P22"/>
      <text:p text:style-name="P19">[Figure of ClyA 56C in DPPC/DOPC]</text:p>
      <text:p text:style-name="P19"/>
      <text:p text:style-name="P6"><text:change text:change-id="ct154479920"/><text:change-start text:change-id="ct154481104"/><text:span text:style-name="T165">Next, </text:span><text:change-end text:change-id="ct154481104"/><text:change text:change-id="ct154475456"/>the mutant protein <text:change-start text:change-id="ct154472984"/><text:span text:style-name="T165">was tested </text:span><text:change-end text:change-id="ct154472984"/>in the similar setup and <text:change text:change-id="ct154684968"/><text:change-start text:change-id="ct154691992"/><text:s/><text:span text:style-name="T165">calcein leakage from the vesicles was monitored</text:span><text:change-end text:change-id="ct154691992"/>. Surprisingly, the mutant protein exhibits very low activity in DOPC:Cholesterol two component vesicles but shows a similar exponential kinetics with the DPPC:DOPC:Cholesterol vesicles, as <text:span text:style-name="T162">can be seen in fig. xx</text:span></text:p>
      <text:p text:style-name="P6"/>
      <text:p text:style-name="P6">The distinction between the activity of the proteins seems to surface from these <text:span text:style-name="T161">data </text:span>but to <text:span text:style-name="T161">further strengthen our observations, we incubate the ClyA WT protein with DPPC:Cholesterol two component vesicles and monitor the calcein leakage. The observations are shown in figure ab.</text:span></text:p>
      <text:p text:style-name="P6"/>
      <text:p text:style-name="P19">[Figure of ClyA WT in DPPC:Cholesterol]</text:p>
      <text:p text:style-name="P36">DISCUSSION<text:change-start text:change-id="ct154482144"/></text:p>
      <text:p text:style-name="P24"><text:change-end text:change-id="ct154482144"/>ClyA exists in bistable states which allows us to purify and study the soluble monomeric form, but on exposure to membrane, undergo drastic conformational changes and oligomerise to form a pore. This conformation change encompasses some intriguing features <text:span text:style-name="T166">wherein the helix alphaG and its extending C-terminal loop, though do not form any inter-protomer contacts or undergo any conformations change, tightly regulate the pore activity. The role of this region was characterized in detail by Pradeep </text:span><text:span text:style-name="T102">et al.</text:span><text:span text:style-name="T166">, using biochemical and molecular dynamics simulations, where they suggest a mechanism involving partial unfolding of the protein into a molten globule state, before refolding into the other conformation. The deletion of C-terminus seems to compromise this activity by affecting the unfolding landscape of the ClyA monomer. These suggestions, although, inspired <text:s/>from </text:span><text:span text:style-name="T110">careful biochemical anal</text:span><text:span text:style-name="T111">yses, are prominently </text:span><text:span text:style-name="T102">in silico </text:span><text:span text:style-name="T111">predictions for which no direct and observable evidence has yet been reported. To fill this gap, </text:span><office:annotation office:name="__Annotation__904_561923908"><dc:creator>Unknown Author</dc:creator><dc:date>2015-07-09T00:49:55</dc:date><text:list text:continue-numbering="true" text:style-name=""><text:list-item><text:p text:style-name="P84"><text:span text:style-name="T182">Replace with they?</text:span></text:p></text:list-item></text:list></office:annotation><text:span text:style-name="T111">Pradeep </text:span><text:span text:style-name="T103">et al.</text:span><office:annotation-end office:name="__Annotation__904_561923908"/><text:span text:style-name="T103">, </text:span><text:span text:style-name="T111">tried generating several cystein mutants of the protein suitable for tagging with a fluorophore and examining directly on cells or supported bilayers, </text:span><text:span text:style-name="T112">but none of the mutations could preserve the toxin activity. Meanwhile, in a independent parallel work, Benke </text:span><text:span text:style-name="T104">et al., </text:span><text:span text:style-name="T112">prepared two stable cystein mutations of ClyA i.e., ClyA Q56C and ClyA Q56C E252C for their assembly dynamics study (cite). We identified these mutants as an attractive option for our further studies and procured the plasmid clones for the same from the authors. </text:span><text:span text:style-name="T113">These plasmid were duly transformed into cloning </text:span><text:span text:style-name="T114">strains, amplified and extracted using mini-preparation. After verification for the correct insert of around 930 kb </text:span><text:span text:style-name="T115">size, we transformed the vectors into protein expression strains, induced expression and purified the final protein using gel filtration and affinity chromatography.</text:span><text:change-start text:change-id="ct154733024"/></text:p>
      <text:p text:style-name="P67"/>
      <text:p text:style-name="P25"><text:change-end text:change-id="ct154733024"/><text:span text:style-name="T115">I</text:span><text:span text:style-name="T105">n order to ensure that the purified proteins are active, a dose response curve was plotted by incubating different concentrations of protein against fixed volume of rabbit erythrocytes. From the hemolysis results, we can see that both proteins have similar activity and almost same critical concentration for the activity to ensue.</text:span><text:change-start text:change-id="ct154481704"/></text:p>
      <text:p text:style-name="P68"/>
      <text:p text:style-name="P64"><text:change-end text:change-id="ct154481704"/><text:span text:style-name="T105">Further, to obtain a time-dependent activity of the mutant protein, in comparison with the wild-type, </text:span><text:soft-page-break/><text:span text:style-name="T105">we prepared a small unilamellar lipid vesicles with calcein at self quenching concentration inside them. Based on the previous experiments of ClyA WT with DOPC:Cholesterol supported bilayer, we prepared SUVs out of equimolar concentration of DOPC and Cholesterol. </text:span><text:span text:style-name="T116">However, we had learned from increasing number of reports pointing to the existence of lipid domains that lipid membrane composition can significantly modulate the protein structure and function, as has been shown for several members of the PFT class itself. This presented an exciting opportunity to study similar effects also on the activity of ClyA. In this regard, we prepared SUVs out of equimolar concentration of DPPC, DOPC and Cholesterol (a three component mixture) </text:span><text:span text:style-name="T117">and obtained calcein leakage data from both. </text:span><text:span text:style-name="T118">The data obtained clearly showed a distinct behavior of the two proteins with the two different types of vesicles. </text:span><text:span text:style-name="T119">In the case of DPPC:DOPC:Cholesterol, there is a gradual exponential rise in the leakage (slow time constant) while in the case of DOPC:Cholesterol, there is a steep rise in leakage (characterized by fast constant) followed by a plateau (slow time constant) in activity. ClyA Q56C, however, shows similar kinetics as that of wild-type with DPPC vesicles but very low activity with DOPC vesicles.</text:span><text:change-start text:change-id="ct161717848"/><text:span text:style-name="T119"> </text:span><text:span text:style-name="T120">There doesn't seem to </text:span><text:change-end text:change-id="ct161717848"/><text:change-start text:change-id="ct154769408"/><text:span text:style-name="T120">be an apparent reason to explain the low activity of the mutant protein</text:span><text:change-end text:change-id="ct154769408"/><text:change-start text:change-id="ct155175944"/><text:span text:style-name="T120">, hence we consider the observations of ClyA WT for our further comments. </text:span><text:span text:style-name="T121">We hypothesized that this apparent difference in the activity is because of </text:span><text:span text:style-name="T122">two component versus three component based composition of the vesicles. We test the hypothesis by preparing SUVs using an equimolar DPPC:Cholesterol mixture and perform calcein leakage assay. The data obtained </text:span><text:span text:style-name="T123">(figure xx) clearly shows that the protein exhibits similar kinetics as that of DOPC:Cholesterol vesicles (fast rise and then plateau), suggesting that it's the three component composition of lipids that is into the play.</text:span></text:p>
      <text:p text:style-name="P64"><text:span text:style-name="T121"/></text:p>
      <text:p text:style-name="P77"><text:change-end text:change-id="ct155175944"/><text:change-start text:change-id="ct154777240"/><text:span text:style-name="T26">The</text:span><text:span text:style-name="T44"> DPPC and DOPC within the DPPC:DOPC:Cholesterol mixture have different melting temperatures, and at physiological </text:span><text:change-end text:change-id="ct154777240"/><text:change-start text:change-id="ct161564464"/><text:span text:style-name="T44">temperature distinct domains have been reported in a bilayer formed from these. </text:span><text:change-end text:change-id="ct161564464"/><text:change-start text:change-id="ct162829440"/><text:span text:style-name="T146">Dipalmitoylphosphatidylcholine (DPPC) ha</text:span><text:span text:style-name="T172">ving </text:span><text:span text:style-name="T146">a transition temperature of 41.3 °C </text:span><text:change-end text:change-id="ct162829440"/><text:change-start text:change-id="ct154151384"/><text:span text:style-name="T172">exists in a solid-like 'gel' state (Lbeta) while Dioleoylphosphatidylcholine (DOPC) with a transition temperature of–16.5 °C [</text:span><text:bookmark text:name="__tag_390725865"/><text:a xlink:type="simple" xlink:href="http://www.ncbi.nlm.nih.gov/pmc/articles/PMC3588056/#b39-ijms-14-03514" text:style-name="Internet_20_link" text:visited-style-name="Visited_20_Internet_20_Link"><text:span text:style-name="T172">39</text:span></text:a><text:span text:style-name="T172">] and therefore exists in the fluid like liquid crystalline state (</text:span><text:span text:style-name="Emphasis"><text:span text:style-name="T178">L</text:span></text:span><text:span text:style-name="Emphasis"><text:span text:style-name="T179">β</text:span></text:span><text:span text:style-name="T172">)</text:span><text:change-end text:change-id="ct154151384"/><text:change-start text:change-id="ct159142504"/><text:span text:style-name="T172">.</text:span><text:change-end text:change-id="ct159142504"/><text:change-start text:change-id="ct161608696"/><text:span text:style-name="T172"> The add</text:span><text:change-end text:change-id="ct161608696"/><text:change-start text:change-id="ct163617320"/><text:span text:style-name="T172">ition of cholesterol further complicates the scenario, but still researchers have </text:span><text:change-end text:change-id="ct163617320"/><text:change-start text:change-id="ct154987944"/><text:span text:style-name="T172">managed to show a clear evidence for l_d-l_o two-phase coexistence [40]</text:span><text:change-end text:change-id="ct154987944"/><text:change-start text:change-id="ct163971000"/><text:span text:style-name="T172">, </text:span><text:span text:style-name="T173">or l_d-l_</text:span><text:change-end text:change-id="ct163971000"/><text:change-start text:change-id="ct161719792"/><text:span text:style-name="T173">o-gel three-phase coexistence depending on the temperature.</text:span><text:change-end text:change-id="ct161719792"/><text:change-start text:change-id="ct163538984"/><text:span text:style-name="T173"> </text:span><text:span text:style-name="T174">Not surprisingly, the three phase systems mimic biological membrane more closely and, thus, </text:span><text:change-end text:change-id="ct163538984"/><text:change-start text:change-id="ct162891520"/><text:span text:style-name="T174">their behavior varies in a complex manner.[41]</text:span><text:change-end text:change-id="ct162891520"/><text:change-start text:change-id="ct161555824"/><text:span text:style-name="T174"> </text:span><text:span text:style-name="T175">The two component </text:span><text:change-end text:change-id="ct161555824"/><text:change-start text:change-id="ct160946360"/><text:span text:style-name="T175">mixture (DOPC:Cholesterol)</text:span><text:change-end text:change-id="ct160946360"/><text:change-start text:change-id="ct161140168"/><text:span text:style-name="T175"> </text:span><text:span text:style-name="T176">on</text:span><text:change-end text:change-id="ct161140168"/><text:change-start text:change-id="ct162964424"/><text:span text:style-name="T176"> the other hand, adopts a lipid-ordered fluid phase.</text:span><text:change-end text:change-id="ct162964424"/><text:change-start text:change-id="ct163540464"/><text:span text:style-name="T176"> </text:span><text:change-end text:change-id="ct163540464"/><text:change-start text:change-id="ct161717304"/><text:span text:style-name="T177">These observations strengthen previous studies that report </text:span><text:change-end text:change-id="ct161717304"/><text:change-start text:change-id="ct153595072"/><text:span text:style-name="T177">a higher degree of protein insertion and extend of permeabilisation </text:span><text:change-end text:change-id="ct153595072"/><text:change-start text:change-id="ct164223096"/><text:span text:style-name="T177">is vesicles having gel and fluid phases in co-existence [43]</text:span><text:change-end text:change-id="ct164223096"/><text:change-start text:change-id="ct163629920"/><text:span text:style-name="T177"> for similar PFT called equinatoxin II. This study present first instance of such study </text:span><text:change-end text:change-id="ct163629920"/><text:change-start text:change-id="ct159219144"/><text:span text:style-name="T177">for ClyA toxin.</text:span><text:change-end text:change-id="ct159219144"/></text:p>
      <text:p text:style-name="P36">CONCLUSIONS<text:change-start text:change-id="ct154636272"/></text:p>
      <text:p text:style-name="P26"><text:change-end text:change-id="ct154636272"/>The assembly mechanism of PFTs has been significantly explored in literature and researchers have come up with various steps characterizing each and every step in more detail. There have, however, been no direct, observable study of the toxin assembly and oligomerisation on the lipid bilayer. We hope that this report will provide sufficient data for preparing efficiently labeled ClyA Q56C - Cy3 toxin, suitable for examinations pertaining to lipid membrane interaction, assembly and spatial selectivity<text:change-start text:change-id="ct159267992"/> <text:span text:style-name="T169">using various imagine and biochemical methods</text:span><text:change-end text:change-id="ct159267992"/>. <text:change-start text:change-id="ct159566648"/><text:span text:style-name="T168">Infact, C-terminal deletion mutants of this protein can also be used to study and assert the role of C-terminus domain, the crucial role of which has been well studied. </text:span><text:change-end text:change-id="ct159566648"/>Further, the suggestion that ClyA exhibits a lipid phase dependent activity <text:span text:style-name="T164">can be used to design supported bilayer systems or used as an inspiration for investigating the dynamics of lipids in immediate vicinity of protein.</text:span><text:change-start text:change-id="ct155014568"/><text:span text:style-name="T164"> This insight can provide </text:span><text:change-end text:change-id="ct155014568"/><text:change-start text:change-id="ct163818584"/><text:span text:style-name="T164">an impetus to </text:span><text:soft-page-break/><text:span text:style-name="T164">engineering pores for biotechnological applications</text:span><text:change-end text:change-id="ct163818584"/><text:change-start text:change-id="ct155655176"/><text:span text:style-name="T164"> or help design drugs and therapies to block their function.</text:span><text:change-end text:change-id="ct155655176"/></text:p>
      <text:p text:style-name="P36">A<text:span text:style-name="T141">CKNOWLEDGEMENTS</text:span><text:change-start text:change-id="ct154648776"/></text:p>
      <text:p text:style-name="P23"><text:change-end text:change-id="ct154648776"/>I would <text:span text:style-name="T163">express my sincerest gratitude </text:span>to Mr. Pradeep Sathyanarayana for his <text:span text:style-name="T163">ineffable </text:span>efforts in teaching the necessary protocols and always acting as a important support throughout the work duration. His ideas of approaching the problem, designing clever experiments, and being persistent in efforts have been my major guiding principles. I would also like to thank all other lab members who took much efforts in explaining any questions I asked and provided a nourishing environment throughout the stay. Most importantly, It would not have been possible to remain focused and think about the problems I face through various perspectives with the help of Prof. Sandhya S. Visweswariah. I was privileged to share her guiding principles, ethics, and vision for pursuing science.</text:p>
      <text:p text:style-name="P34">REFERENCES</text:p>
      <text:p text:style-name="P52"><text:span text:style-name="T138">1. </text:span>Wallace, A. J. et al. E-coli hemolysin E (HlyE, ClyA, SheA): X-ray crystal structure of the toxin and observation of membrane pores by electron microscopy. Cell 100, 265–276 (2000).</text:p>
      <text:p text:style-name="P52"><text:span text:style-name="T155">2. </text:span>Mueller, M., Grauschopf, U., Maier, T., Glockshuber, R. &amp; Ban, N. The structure of a cytolytic alpha-helical toxin pore reveals its assembly mechanism. Nature 459, 726–730 (2009).</text:p>
      <text:p text:style-name="P53"><text:span text:style-name="T156">3. </text:span>Dertinger, T. et al. Two-focus fluorescence correlation spectroscopy: a new tool for accurate and absolute diffusion measurements. Chemphyschem 8, 433–443 (2007). </text:p>
      <text:p text:style-name="P53"><text:span text:style-name="T156">4</text:span>. Fancy, D. A. &amp; Kodadek, T. Chemistry for the analysis of protein-protein interactions: rapid and efficient cross-linking triggered by long wavelength light. Proc. Natl Acad. Sci. USA 96, 6020–6024 (1999).<text:change-start text:change-id="ct160956656"/></text:p>
      <text:p text:style-name="P79">39. <text:a xlink:type="simple" xlink:href="http://www.ncbi.nlm.nih.gov/pmc/articles/PMC3588056/" text:style-name="Internet_20_link" text:visited-style-name="Visited_20_Internet_20_Link">http://www.ncbi.nlm.nih.gov/pmc/articles/PMC3588056/</text:a><text:change-end text:change-id="ct160956656"/><text:change-start text:change-id="ct163695720"/></text:p>
      <text:p text:style-name="P79">40. <text:a xlink:type="simple" xlink:href="http://www.ncbi.nlm.nih.gov/pmc/articles/PMC2716451/" text:style-name="Internet_20_link" text:visited-style-name="Visited_20_Internet_20_Link">http://www.ncbi.nlm.nih.gov/pmc/articles/PMC2716451/</text:a><text:change-end text:change-id="ct163695720"/><text:change-start text:change-id="ct162955408"/></text:p>
      <text:p text:style-name="P80"><text:span text:style-name="T170">41. </text:span><text:a xlink:type="simple" xlink:href="http://www.ncbi.nlm.nih.gov/pmc/articles/PMC2642958/pdf/nihms89989.pdf" text:style-name="Internet_20_link" text:visited-style-name="Visited_20_Internet_20_Link"><text:span text:style-name="T170">http://www.ncbi.nlm.nih.gov/pmc/articles/PMC2642958/pdf/nihms89989.pdf</text:span></text:a><text:change-end text:change-id="ct162955408"/><text:change-start text:change-id="ct164232024"/></text:p>
      <text:p text:style-name="P82"><text:span text:style-name="T180">43. </text:span><text:change-end text:change-id="ct164232024"/><text:change-start text:change-id="ct161258264"/>Barlič; A. et al. Lipid phase coexistence favors membrane insertion of equinatoxin-II; a pore-forming toxin from Actinia equina. J. Biol. Chem. 279; 34209–34216 (2004).</text:p>
      <text:p text:style-name="P81"><text:change-end text:change-id="ct161258264"/></text:p>
      <text:p text:style-name="P5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Times New Roman" svg:font-family="'Times New Roman', stixgeneral, 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299in" fo:margin-bottom="1.1299in" fo:margin-left="0.8799in" fo:margin-right="0.8799in" style:shadow="none" fo:background-color="transparent" style:register-truth-ref-style-name="Standard"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6:24:25.877293193</meta:creation-date>
    <dc:date>2015-07-09T18:23:12.638523785</dc:date>
    <meta:editing-duration>P1DT6H51M50S</meta:editing-duration>
    <meta:editing-cycles>102</meta:editing-cycles>
    <meta:generator>LibreOffice/4.3.7.2$Linux_x86 LibreOffice_project/430m0$Build-2</meta:generator>
    <meta:document-statistic meta:table-count="0" meta:image-count="0" meta:object-count="0" meta:page-count="8" meta:paragraph-count="66" meta:word-count="4020" meta:character-count="26314" meta:non-whitespace-character-count="22352"/>
  </office:meta>
</office:document-meta>
</file>